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1_n3000_m3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2_n3000_m3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3_n3000_m3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4_n3000_m3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5_n3000_m3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6_n3000_m4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7_n3000_m4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8_n3000_m4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09_n3000_m4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0_n3000_m4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1_n3000_m5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2_n3000_m5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3_n3000_m5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4_n3000_m5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5_n3000_m5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6_n3000_m6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7_n3000_m6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8_n3000_m6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19_n3000_m6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c_20_n3000_m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20 instâncias</text:p>
          </table:table-cell>
          <table:table-cell table:number-columns-repeated="1023"/>
        </table:table-row>
        <table:table-row table:style-name="ro1" table:visibility="collapse" table:number-rows-repeated="104855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MDG-c_01_n3000_m300" calcext:value-type="string">
            <text:p>MDG-c_01_n3000_m300</text:p>
          </table:table-cell>
          <table:table-cell table:style-name="ce11" table:content-validation-name="val3" office:value-type="float" office:value="20168800" calcext:value-type="float">
            <text:p>20168800</text:p>
          </table:table-cell>
          <table:table-cell table:style-name="ce11" table:content-validation-name="val3" office:value-type="float" office:value="126.026" calcext:value-type="float">
            <text:p>126,026</text:p>
          </table:table-cell>
          <table:table-cell table:style-name="ce11" table:content-validation-name="val3" office:value-type="float" office:value="20173100" calcext:value-type="float">
            <text:p>20173100</text:p>
          </table:table-cell>
          <table:table-cell table:style-name="ce11" table:content-validation-name="val3" office:value-type="float" office:value="118.748" calcext:value-type="float">
            <text:p>118,748</text:p>
          </table:table-cell>
          <table:table-cell table:style-name="ce11" table:content-validation-name="val3" office:value-type="float" office:value="20165200" calcext:value-type="float">
            <text:p>20165200</text:p>
          </table:table-cell>
          <table:table-cell table:style-name="ce11" table:content-validation-name="val3" office:value-type="float" office:value="92.2097" calcext:value-type="float">
            <text:p>92,2097</text:p>
          </table:table-cell>
          <table:table-cell table:style-name="ce11" table:content-validation-name="val3" office:value-type="float" office:value="20152400" calcext:value-type="float">
            <text:p>20152400</text:p>
          </table:table-cell>
          <table:table-cell table:style-name="ce11" table:content-validation-name="val3" office:value-type="float" office:value="157.965" calcext:value-type="float">
            <text:p>157,965</text:p>
          </table:table-cell>
          <table:table-cell table:style-name="ce11" table:content-validation-name="val3" office:value-type="float" office:value="20166700" calcext:value-type="float">
            <text:p>20166700</text:p>
          </table:table-cell>
          <table:table-cell table:style-name="ce11" table:content-validation-name="val3" office:value-type="float" office:value="85.2762" calcext:value-type="float">
            <text:p>85,2762</text:p>
          </table:table-cell>
          <table:table-cell table:style-name="ce11" table:content-validation-name="val3" office:value-type="float" office:value="20182300" calcext:value-type="float">
            <text:p>20182300</text:p>
          </table:table-cell>
          <table:table-cell table:style-name="ce11" table:content-validation-name="val3" office:value-type="float" office:value="114.923" calcext:value-type="float">
            <text:p>114,923</text:p>
          </table:table-cell>
          <table:table-cell table:style-name="ce11" table:content-validation-name="val3" office:value-type="float" office:value="20164000" calcext:value-type="float">
            <text:p>20164000</text:p>
          </table:table-cell>
          <table:table-cell table:style-name="ce11" table:content-validation-name="val3" office:value-type="float" office:value="128.417" calcext:value-type="float">
            <text:p>128,417</text:p>
          </table:table-cell>
          <table:table-cell table:style-name="ce11" table:content-validation-name="val3" office:value-type="float" office:value="20177900" calcext:value-type="float">
            <text:p>20177900</text:p>
          </table:table-cell>
          <table:table-cell table:style-name="ce11" table:content-validation-name="val3" office:value-type="float" office:value="96.6432" calcext:value-type="float">
            <text:p>96,6432</text:p>
          </table:table-cell>
          <table:table-cell table:style-name="ce11" table:content-validation-name="val3" office:value-type="float" office:value="20164000" calcext:value-type="float">
            <text:p>20164000</text:p>
          </table:table-cell>
          <table:table-cell table:style-name="ce11" table:content-validation-name="val3" office:value-type="float" office:value="140.286" calcext:value-type="float">
            <text:p>140,286</text:p>
          </table:table-cell>
          <table:table-cell table:style-name="ce11" table:content-validation-name="val3" office:value-type="float" office:value="20161800" calcext:value-type="float">
            <text:p>20161800</text:p>
          </table:table-cell>
          <table:table-cell table:style-name="ce11" table:content-validation-name="val3" office:value-type="float" office:value="86.8773" calcext:value-type="float">
            <text:p>86,8773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MDG-c_02_n3000_m300" calcext:value-type="string">
            <text:p>MDG-c_02_n3000_m300</text:p>
          </table:table-cell>
          <table:table-cell table:style-name="ce11" table:content-validation-name="val3" office:value-type="float" office:value="20181000" calcext:value-type="float">
            <text:p>20181000</text:p>
          </table:table-cell>
          <table:table-cell table:style-name="ce11" table:content-validation-name="val3" office:value-type="float" office:value="111.502" calcext:value-type="float">
            <text:p>111,502</text:p>
          </table:table-cell>
          <table:table-cell table:style-name="ce11" table:content-validation-name="val3" office:value-type="float" office:value="20177400" calcext:value-type="float">
            <text:p>20177400</text:p>
          </table:table-cell>
          <table:table-cell table:style-name="ce11" table:content-validation-name="val3" office:value-type="float" office:value="86.0683" calcext:value-type="float">
            <text:p>86,0683</text:p>
          </table:table-cell>
          <table:table-cell table:style-name="ce11" table:content-validation-name="val3" office:value-type="float" office:value="20160200" calcext:value-type="float">
            <text:p>20160200</text:p>
          </table:table-cell>
          <table:table-cell table:style-name="ce11" table:content-validation-name="val3" office:value-type="float" office:value="91.1486" calcext:value-type="float">
            <text:p>91,1486</text:p>
          </table:table-cell>
          <table:table-cell table:style-name="ce11" table:content-validation-name="val3" office:value-type="float" office:value="20179900" calcext:value-type="float">
            <text:p>20179900</text:p>
          </table:table-cell>
          <table:table-cell table:style-name="ce11" table:content-validation-name="val3" office:value-type="float" office:value="129.022" calcext:value-type="float">
            <text:p>129,022</text:p>
          </table:table-cell>
          <table:table-cell table:style-name="ce11" table:content-validation-name="val3" office:value-type="float" office:value="20177500" calcext:value-type="float">
            <text:p>20177500</text:p>
          </table:table-cell>
          <table:table-cell table:style-name="ce11" table:content-validation-name="val3" office:value-type="float" office:value="117.779" calcext:value-type="float">
            <text:p>117,779</text:p>
          </table:table-cell>
          <table:table-cell table:style-name="ce11" table:content-validation-name="val3" office:value-type="float" office:value="20175200" calcext:value-type="float">
            <text:p>20175200</text:p>
          </table:table-cell>
          <table:table-cell table:style-name="ce11" table:content-validation-name="val3" office:value-type="float" office:value="112.226" calcext:value-type="float">
            <text:p>112,226</text:p>
          </table:table-cell>
          <table:table-cell table:style-name="ce11" table:content-validation-name="val3" office:value-type="float" office:value="20183700" calcext:value-type="float">
            <text:p>20183700</text:p>
          </table:table-cell>
          <table:table-cell table:style-name="ce11" table:content-validation-name="val3" office:value-type="float" office:value="115.913" calcext:value-type="float">
            <text:p>115,913</text:p>
          </table:table-cell>
          <table:table-cell table:style-name="ce11" table:content-validation-name="val3" office:value-type="float" office:value="20163000" calcext:value-type="float">
            <text:p>20163000</text:p>
          </table:table-cell>
          <table:table-cell table:style-name="ce11" table:content-validation-name="val3" office:value-type="float" office:value="126.161" calcext:value-type="float">
            <text:p>126,161</text:p>
          </table:table-cell>
          <table:table-cell table:style-name="ce11" table:content-validation-name="val3" office:value-type="float" office:value="20169900" calcext:value-type="float">
            <text:p>20169900</text:p>
          </table:table-cell>
          <table:table-cell table:style-name="ce11" table:content-validation-name="val3" office:value-type="float" office:value="109.288" calcext:value-type="float">
            <text:p>109,288</text:p>
          </table:table-cell>
          <table:table-cell table:style-name="ce11" table:content-validation-name="val3" office:value-type="float" office:value="20162000" calcext:value-type="float">
            <text:p>20162000</text:p>
          </table:table-cell>
          <table:table-cell table:style-name="ce11" table:content-validation-name="val3" office:value-type="float" office:value="126.175" calcext:value-type="float">
            <text:p>126,175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MDG-c_03_n3000_m300" calcext:value-type="string">
            <text:p>MDG-c_03_n3000_m300</text:p>
          </table:table-cell>
          <table:table-cell table:style-name="ce11" table:content-validation-name="val3" office:value-type="float" office:value="20163300" calcext:value-type="float">
            <text:p>20163300</text:p>
          </table:table-cell>
          <table:table-cell table:style-name="ce11" table:content-validation-name="val3" office:value-type="float" office:value="123.936" calcext:value-type="float">
            <text:p>123,936</text:p>
          </table:table-cell>
          <table:table-cell table:style-name="ce11" table:content-validation-name="val3" office:value-type="float" office:value="20175200" calcext:value-type="float">
            <text:p>20175200</text:p>
          </table:table-cell>
          <table:table-cell table:style-name="ce11" table:content-validation-name="val3" office:value-type="float" office:value="108.817" calcext:value-type="float">
            <text:p>108,817</text:p>
          </table:table-cell>
          <table:table-cell table:style-name="ce11" table:content-validation-name="val3" office:value-type="float" office:value="20169000" calcext:value-type="float">
            <text:p>20169000</text:p>
          </table:table-cell>
          <table:table-cell table:style-name="ce11" table:content-validation-name="val3" office:value-type="float" office:value="118.818" calcext:value-type="float">
            <text:p>118,818</text:p>
          </table:table-cell>
          <table:table-cell table:style-name="ce11" table:content-validation-name="val3" office:value-type="float" office:value="20175300" calcext:value-type="float">
            <text:p>20175300</text:p>
          </table:table-cell>
          <table:table-cell table:style-name="ce11" table:content-validation-name="val3" office:value-type="float" office:value="129.287" calcext:value-type="float">
            <text:p>129,287</text:p>
          </table:table-cell>
          <table:table-cell table:style-name="ce11" table:content-validation-name="val3" office:value-type="float" office:value="20142900" calcext:value-type="float">
            <text:p>20142900</text:p>
          </table:table-cell>
          <table:table-cell table:style-name="ce11" table:content-validation-name="val3" office:value-type="float" office:value="95.5603" calcext:value-type="float">
            <text:p>95,5603</text:p>
          </table:table-cell>
          <table:table-cell table:style-name="ce11" table:content-validation-name="val3" office:value-type="float" office:value="20159100" calcext:value-type="float">
            <text:p>20159100</text:p>
          </table:table-cell>
          <table:table-cell table:style-name="ce11" table:content-validation-name="val3" office:value-type="float" office:value="102.761" calcext:value-type="float">
            <text:p>102,761</text:p>
          </table:table-cell>
          <table:table-cell table:style-name="ce11" table:content-validation-name="val3" office:value-type="float" office:value="20150800" calcext:value-type="float">
            <text:p>20150800</text:p>
          </table:table-cell>
          <table:table-cell table:style-name="ce11" table:content-validation-name="val3" office:value-type="float" office:value="107.622" calcext:value-type="float">
            <text:p>107,622</text:p>
          </table:table-cell>
          <table:table-cell table:style-name="ce11" table:content-validation-name="val3" office:value-type="float" office:value="20142100" calcext:value-type="float">
            <text:p>20142100</text:p>
          </table:table-cell>
          <table:table-cell table:style-name="ce11" table:content-validation-name="val3" office:value-type="float" office:value="113.311" calcext:value-type="float">
            <text:p>113,311</text:p>
          </table:table-cell>
          <table:table-cell table:style-name="ce11" table:content-validation-name="val3" office:value-type="float" office:value="20165700" calcext:value-type="float">
            <text:p>20165700</text:p>
          </table:table-cell>
          <table:table-cell table:style-name="ce11" table:content-validation-name="val3" office:value-type="float" office:value="141.731" calcext:value-type="float">
            <text:p>141,731</text:p>
          </table:table-cell>
          <table:table-cell table:style-name="ce11" table:content-validation-name="val3" office:value-type="float" office:value="20149400" calcext:value-type="float">
            <text:p>20149400</text:p>
          </table:table-cell>
          <table:table-cell table:style-name="ce11" table:content-validation-name="val3" office:value-type="float" office:value="140.404" calcext:value-type="float">
            <text:p>140,404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MDG-c_04_n3000_m300" calcext:value-type="string">
            <text:p>MDG-c_04_n3000_m300</text:p>
          </table:table-cell>
          <table:table-cell table:style-name="ce11" table:content-validation-name="val3" office:value-type="float" office:value="20146700" calcext:value-type="float">
            <text:p>20146700</text:p>
          </table:table-cell>
          <table:table-cell table:style-name="ce11" table:content-validation-name="val3" office:value-type="float" office:value="109.935" calcext:value-type="float">
            <text:p>109,935</text:p>
          </table:table-cell>
          <table:table-cell table:style-name="ce11" table:content-validation-name="val3" office:value-type="float" office:value="20163200" calcext:value-type="float">
            <text:p>20163200</text:p>
          </table:table-cell>
          <table:table-cell table:style-name="ce11" table:content-validation-name="val3" office:value-type="float" office:value="122.298" calcext:value-type="float">
            <text:p>122,298</text:p>
          </table:table-cell>
          <table:table-cell table:style-name="ce11" table:content-validation-name="val3" office:value-type="float" office:value="20178600" calcext:value-type="float">
            <text:p>20178600</text:p>
          </table:table-cell>
          <table:table-cell table:style-name="ce11" table:content-validation-name="val3" office:value-type="float" office:value="86.6978" calcext:value-type="float">
            <text:p>86,6978</text:p>
          </table:table-cell>
          <table:table-cell table:style-name="ce11" table:content-validation-name="val3" office:value-type="float" office:value="20174200" calcext:value-type="float">
            <text:p>20174200</text:p>
          </table:table-cell>
          <table:table-cell table:style-name="ce11" table:content-validation-name="val3" office:value-type="float" office:value="95.2698" calcext:value-type="float">
            <text:p>95,2698</text:p>
          </table:table-cell>
          <table:table-cell table:style-name="ce11" table:content-validation-name="val3" office:value-type="float" office:value="20174000" calcext:value-type="float">
            <text:p>20174000</text:p>
          </table:table-cell>
          <table:table-cell table:style-name="ce11" table:content-validation-name="val3" office:value-type="float" office:value="97.5701" calcext:value-type="float">
            <text:p>97,5701</text:p>
          </table:table-cell>
          <table:table-cell table:style-name="ce11" table:content-validation-name="val3" office:value-type="float" office:value="20158800" calcext:value-type="float">
            <text:p>20158800</text:p>
          </table:table-cell>
          <table:table-cell table:style-name="ce11" table:content-validation-name="val3" office:value-type="float" office:value="144.749" calcext:value-type="float">
            <text:p>144,749</text:p>
          </table:table-cell>
          <table:table-cell table:style-name="ce11" table:content-validation-name="val3" office:value-type="float" office:value="20179400" calcext:value-type="float">
            <text:p>20179400</text:p>
          </table:table-cell>
          <table:table-cell table:style-name="ce11" table:content-validation-name="val3" office:value-type="float" office:value="80.6176" calcext:value-type="float">
            <text:p>80,6176</text:p>
          </table:table-cell>
          <table:table-cell table:style-name="ce11" table:content-validation-name="val3" office:value-type="float" office:value="20165800" calcext:value-type="float">
            <text:p>20165800</text:p>
          </table:table-cell>
          <table:table-cell table:style-name="ce11" table:content-validation-name="val3" office:value-type="float" office:value="124.849" calcext:value-type="float">
            <text:p>124,849</text:p>
          </table:table-cell>
          <table:table-cell table:style-name="ce11" table:content-validation-name="val3" office:value-type="float" office:value="20150100" calcext:value-type="float">
            <text:p>20150100</text:p>
          </table:table-cell>
          <table:table-cell table:style-name="ce11" table:content-validation-name="val3" office:value-type="float" office:value="102.768" calcext:value-type="float">
            <text:p>102,768</text:p>
          </table:table-cell>
          <table:table-cell table:style-name="ce11" table:content-validation-name="val3" office:value-type="float" office:value="20174400" calcext:value-type="float">
            <text:p>20174400</text:p>
          </table:table-cell>
          <table:table-cell table:style-name="ce11" table:content-validation-name="val3" office:value-type="float" office:value="127.926" calcext:value-type="float">
            <text:p>127,926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MDG-c_05_n3000_m300" calcext:value-type="string">
            <text:p>MDG-c_05_n3000_m300</text:p>
          </table:table-cell>
          <table:table-cell table:style-name="ce11" table:content-validation-name="val3" office:value-type="float" office:value="20166600" calcext:value-type="float">
            <text:p>20166600</text:p>
          </table:table-cell>
          <table:table-cell table:style-name="ce11" table:content-validation-name="val3" office:value-type="float" office:value="138.426" calcext:value-type="float">
            <text:p>138,426</text:p>
          </table:table-cell>
          <table:table-cell table:style-name="ce11" table:content-validation-name="val3" office:value-type="float" office:value="20178300" calcext:value-type="float">
            <text:p>20178300</text:p>
          </table:table-cell>
          <table:table-cell table:style-name="ce11" table:content-validation-name="val3" office:value-type="float" office:value="132.461" calcext:value-type="float">
            <text:p>132,461</text:p>
          </table:table-cell>
          <table:table-cell table:style-name="ce11" table:content-validation-name="val3" office:value-type="float" office:value="20163800" calcext:value-type="float">
            <text:p>20163800</text:p>
          </table:table-cell>
          <table:table-cell table:style-name="ce11" table:content-validation-name="val3" office:value-type="float" office:value="136.157" calcext:value-type="float">
            <text:p>136,157</text:p>
          </table:table-cell>
          <table:table-cell table:style-name="ce11" table:content-validation-name="val3" office:value-type="float" office:value="20147700" calcext:value-type="float">
            <text:p>20147700</text:p>
          </table:table-cell>
          <table:table-cell table:style-name="ce11" table:content-validation-name="val3" office:value-type="float" office:value="101.187" calcext:value-type="float">
            <text:p>101,187</text:p>
          </table:table-cell>
          <table:table-cell table:style-name="ce11" table:content-validation-name="val3" office:value-type="float" office:value="20180900" calcext:value-type="float">
            <text:p>20180900</text:p>
          </table:table-cell>
          <table:table-cell table:style-name="ce11" table:content-validation-name="val3" office:value-type="float" office:value="121.751" calcext:value-type="float">
            <text:p>121,751</text:p>
          </table:table-cell>
          <table:table-cell table:style-name="ce11" table:content-validation-name="val3" office:value-type="float" office:value="20166400" calcext:value-type="float">
            <text:p>20166400</text:p>
          </table:table-cell>
          <table:table-cell table:style-name="ce11" table:content-validation-name="val3" office:value-type="float" office:value="127.942" calcext:value-type="float">
            <text:p>127,942</text:p>
          </table:table-cell>
          <table:table-cell table:style-name="ce11" table:content-validation-name="val3" office:value-type="float" office:value="20168300" calcext:value-type="float">
            <text:p>20168300</text:p>
          </table:table-cell>
          <table:table-cell table:style-name="ce11" table:content-validation-name="val3" office:value-type="float" office:value="91.148" calcext:value-type="float">
            <text:p>91,148</text:p>
          </table:table-cell>
          <table:table-cell table:style-name="ce11" table:content-validation-name="val3" office:value-type="float" office:value="20168500" calcext:value-type="float">
            <text:p>20168500</text:p>
          </table:table-cell>
          <table:table-cell table:style-name="ce11" table:content-validation-name="val3" office:value-type="float" office:value="124.449" calcext:value-type="float">
            <text:p>124,449</text:p>
          </table:table-cell>
          <table:table-cell table:style-name="ce11" table:content-validation-name="val3" office:value-type="float" office:value="20177300" calcext:value-type="float">
            <text:p>20177300</text:p>
          </table:table-cell>
          <table:table-cell table:style-name="ce11" table:content-validation-name="val3" office:value-type="float" office:value="120.399" calcext:value-type="float">
            <text:p>120,399</text:p>
          </table:table-cell>
          <table:table-cell table:style-name="ce11" table:content-validation-name="val3" office:value-type="float" office:value="20166600" calcext:value-type="float">
            <text:p>20166600</text:p>
          </table:table-cell>
          <table:table-cell table:style-name="ce11" table:content-validation-name="val3" office:value-type="float" office:value="102.253" calcext:value-type="float">
            <text:p>102,253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MDG-c_06_n3000_m400" calcext:value-type="string">
            <text:p>MDG-c_06_n3000_m400</text:p>
          </table:table-cell>
          <table:table-cell table:style-name="ce11" table:content-validation-name="val3" office:value-type="float" office:value="36672100" calcext:value-type="float">
            <text:p>36672100</text:p>
          </table:table-cell>
          <table:table-cell table:style-name="ce11" table:content-validation-name="val3" office:value-type="float" office:value="129.712" calcext:value-type="float">
            <text:p>129,712</text:p>
          </table:table-cell>
          <table:table-cell table:style-name="ce11" table:content-validation-name="val3" office:value-type="float" office:value="36672500" calcext:value-type="float">
            <text:p>36672500</text:p>
          </table:table-cell>
          <table:table-cell table:style-name="ce11" table:content-validation-name="val3" office:value-type="float" office:value="138.579" calcext:value-type="float">
            <text:p>138,579</text:p>
          </table:table-cell>
          <table:table-cell table:style-name="ce11" table:content-validation-name="val3" office:value-type="float" office:value="36675200" calcext:value-type="float">
            <text:p>36675200</text:p>
          </table:table-cell>
          <table:table-cell table:style-name="ce11" table:content-validation-name="val3" office:value-type="float" office:value="105.21" calcext:value-type="float">
            <text:p>105,21</text:p>
          </table:table-cell>
          <table:table-cell table:style-name="ce11" table:content-validation-name="val3" office:value-type="float" office:value="36671900" calcext:value-type="float">
            <text:p>36671900</text:p>
          </table:table-cell>
          <table:table-cell table:style-name="ce11" table:content-validation-name="val3" office:value-type="float" office:value="149.347" calcext:value-type="float">
            <text:p>149,347</text:p>
          </table:table-cell>
          <table:table-cell table:style-name="ce11" table:content-validation-name="val3" office:value-type="float" office:value="36695200" calcext:value-type="float">
            <text:p>36695200</text:p>
          </table:table-cell>
          <table:table-cell table:style-name="ce11" table:content-validation-name="val3" office:value-type="float" office:value="136.067" calcext:value-type="float">
            <text:p>136,067</text:p>
          </table:table-cell>
          <table:table-cell table:style-name="ce11" table:content-validation-name="val3" office:value-type="float" office:value="36636700" calcext:value-type="float">
            <text:p>36636700</text:p>
          </table:table-cell>
          <table:table-cell table:style-name="ce11" table:content-validation-name="val3" office:value-type="float" office:value="102.471" calcext:value-type="float">
            <text:p>102,471</text:p>
          </table:table-cell>
          <table:table-cell table:style-name="ce11" table:content-validation-name="val3" office:value-type="float" office:value="36668500" calcext:value-type="float">
            <text:p>36668500</text:p>
          </table:table-cell>
          <table:table-cell table:style-name="ce11" table:content-validation-name="val3" office:value-type="float" office:value="109.436" calcext:value-type="float">
            <text:p>109,436</text:p>
          </table:table-cell>
          <table:table-cell table:style-name="ce11" table:content-validation-name="val3" office:value-type="float" office:value="36678000" calcext:value-type="float">
            <text:p>36678000</text:p>
          </table:table-cell>
          <table:table-cell table:style-name="ce11" table:content-validation-name="val3" office:value-type="float" office:value="133.985" calcext:value-type="float">
            <text:p>133,985</text:p>
          </table:table-cell>
          <table:table-cell table:style-name="ce11" table:content-validation-name="val3" office:value-type="float" office:value="36647400" calcext:value-type="float">
            <text:p>36647400</text:p>
          </table:table-cell>
          <table:table-cell table:style-name="ce11" table:content-validation-name="val3" office:value-type="float" office:value="126.66" calcext:value-type="float">
            <text:p>126,66</text:p>
          </table:table-cell>
          <table:table-cell table:style-name="ce11" table:content-validation-name="val3" office:value-type="float" office:value="36669000" calcext:value-type="float">
            <text:p>36669000</text:p>
          </table:table-cell>
          <table:table-cell table:style-name="ce11" table:content-validation-name="val3" office:value-type="float" office:value="89.2581" calcext:value-type="float">
            <text:p>89,2581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MDG-c_07_n3000_m400" calcext:value-type="string">
            <text:p>MDG-c_07_n3000_m400</text:p>
          </table:table-cell>
          <table:table-cell table:style-name="ce11" table:content-validation-name="val3" office:value-type="float" office:value="36655400" calcext:value-type="float">
            <text:p>36655400</text:p>
          </table:table-cell>
          <table:table-cell table:style-name="ce11" table:content-validation-name="val3" office:value-type="float" office:value="123.737" calcext:value-type="float">
            <text:p>123,737</text:p>
          </table:table-cell>
          <table:table-cell table:style-name="ce11" table:content-validation-name="val3" office:value-type="float" office:value="36632500" calcext:value-type="float">
            <text:p>36632500</text:p>
          </table:table-cell>
          <table:table-cell table:style-name="ce11" table:content-validation-name="val3" office:value-type="float" office:value="114.874" calcext:value-type="float">
            <text:p>114,874</text:p>
          </table:table-cell>
          <table:table-cell table:style-name="ce11" table:content-validation-name="val3" office:value-type="float" office:value="36632400" calcext:value-type="float">
            <text:p>36632400</text:p>
          </table:table-cell>
          <table:table-cell table:style-name="ce11" table:content-validation-name="val3" office:value-type="float" office:value="119.783" calcext:value-type="float">
            <text:p>119,783</text:p>
          </table:table-cell>
          <table:table-cell table:style-name="ce11" table:content-validation-name="val3" office:value-type="float" office:value="36650500" calcext:value-type="float">
            <text:p>36650500</text:p>
          </table:table-cell>
          <table:table-cell table:style-name="ce11" table:content-validation-name="val3" office:value-type="float" office:value="127.566" calcext:value-type="float">
            <text:p>127,566</text:p>
          </table:table-cell>
          <table:table-cell table:style-name="ce11" table:content-validation-name="val3" office:value-type="float" office:value="36655300" calcext:value-type="float">
            <text:p>36655300</text:p>
          </table:table-cell>
          <table:table-cell table:style-name="ce11" table:content-validation-name="val3" office:value-type="float" office:value="107.978" calcext:value-type="float">
            <text:p>107,978</text:p>
          </table:table-cell>
          <table:table-cell table:style-name="ce11" table:content-validation-name="val3" office:value-type="float" office:value="36644300" calcext:value-type="float">
            <text:p>36644300</text:p>
          </table:table-cell>
          <table:table-cell table:style-name="ce11" table:content-validation-name="val3" office:value-type="float" office:value="138.337" calcext:value-type="float">
            <text:p>138,337</text:p>
          </table:table-cell>
          <table:table-cell table:style-name="ce11" table:content-validation-name="val3" office:value-type="float" office:value="36610800" calcext:value-type="float">
            <text:p>36610800</text:p>
          </table:table-cell>
          <table:table-cell table:style-name="ce11" table:content-validation-name="val3" office:value-type="float" office:value="131.834" calcext:value-type="float">
            <text:p>131,834</text:p>
          </table:table-cell>
          <table:table-cell table:style-name="ce11" table:content-validation-name="val3" office:value-type="float" office:value="36579500" calcext:value-type="float">
            <text:p>36579500</text:p>
          </table:table-cell>
          <table:table-cell table:style-name="ce11" table:content-validation-name="val3" office:value-type="float" office:value="105.921" calcext:value-type="float">
            <text:p>105,921</text:p>
          </table:table-cell>
          <table:table-cell table:style-name="ce11" table:content-validation-name="val3" office:value-type="float" office:value="36650700" calcext:value-type="float">
            <text:p>36650700</text:p>
          </table:table-cell>
          <table:table-cell table:style-name="ce11" table:content-validation-name="val3" office:value-type="float" office:value="112.938" calcext:value-type="float">
            <text:p>112,938</text:p>
          </table:table-cell>
          <table:table-cell table:style-name="ce11" table:content-validation-name="val3" office:value-type="float" office:value="36634600" calcext:value-type="float">
            <text:p>36634600</text:p>
          </table:table-cell>
          <table:table-cell table:style-name="ce11" table:content-validation-name="val3" office:value-type="float" office:value="72.3643" calcext:value-type="float">
            <text:p>72,3643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MDG-c_08_n3000_m400" calcext:value-type="string">
            <text:p>MDG-c_08_n3000_m400</text:p>
          </table:table-cell>
          <table:table-cell table:style-name="ce11" table:content-validation-name="val3" office:value-type="float" office:value="36673200" calcext:value-type="float">
            <text:p>36673200</text:p>
          </table:table-cell>
          <table:table-cell table:style-name="ce11" table:content-validation-name="val3" office:value-type="float" office:value="121.669" calcext:value-type="float">
            <text:p>121,669</text:p>
          </table:table-cell>
          <table:table-cell table:style-name="ce11" table:content-validation-name="val3" office:value-type="float" office:value="36659900" calcext:value-type="float">
            <text:p>36659900</text:p>
          </table:table-cell>
          <table:table-cell table:style-name="ce11" table:content-validation-name="val3" office:value-type="float" office:value="134.069" calcext:value-type="float">
            <text:p>134,069</text:p>
          </table:table-cell>
          <table:table-cell table:style-name="ce11" table:content-validation-name="val3" office:value-type="float" office:value="36679600" calcext:value-type="float">
            <text:p>36679600</text:p>
          </table:table-cell>
          <table:table-cell table:style-name="ce11" table:content-validation-name="val3" office:value-type="float" office:value="138.705" calcext:value-type="float">
            <text:p>138,705</text:p>
          </table:table-cell>
          <table:table-cell table:style-name="ce11" table:content-validation-name="val3" office:value-type="float" office:value="36689000" calcext:value-type="float">
            <text:p>36689000</text:p>
          </table:table-cell>
          <table:table-cell table:style-name="ce11" table:content-validation-name="val3" office:value-type="float" office:value="127.991" calcext:value-type="float">
            <text:p>127,991</text:p>
          </table:table-cell>
          <table:table-cell table:style-name="ce11" table:content-validation-name="val3" office:value-type="float" office:value="36681000" calcext:value-type="float">
            <text:p>36681000</text:p>
          </table:table-cell>
          <table:table-cell table:style-name="ce11" table:content-validation-name="val3" office:value-type="float" office:value="115.101" calcext:value-type="float">
            <text:p>115,101</text:p>
          </table:table-cell>
          <table:table-cell table:style-name="ce11" table:content-validation-name="val3" office:value-type="float" office:value="36689800" calcext:value-type="float">
            <text:p>36689800</text:p>
          </table:table-cell>
          <table:table-cell table:style-name="ce11" table:content-validation-name="val3" office:value-type="float" office:value="107.291" calcext:value-type="float">
            <text:p>107,291</text:p>
          </table:table-cell>
          <table:table-cell table:style-name="ce11" table:content-validation-name="val3" office:value-type="float" office:value="36668400" calcext:value-type="float">
            <text:p>36668400</text:p>
          </table:table-cell>
          <table:table-cell table:style-name="ce11" table:content-validation-name="val3" office:value-type="float" office:value="110.989" calcext:value-type="float">
            <text:p>110,989</text:p>
          </table:table-cell>
          <table:table-cell table:style-name="ce11" table:content-validation-name="val3" office:value-type="float" office:value="36655600" calcext:value-type="float">
            <text:p>36655600</text:p>
          </table:table-cell>
          <table:table-cell table:style-name="ce11" table:content-validation-name="val3" office:value-type="float" office:value="148.481" calcext:value-type="float">
            <text:p>148,481</text:p>
          </table:table-cell>
          <table:table-cell table:style-name="ce11" table:content-validation-name="val3" office:value-type="float" office:value="36676900" calcext:value-type="float">
            <text:p>36676900</text:p>
          </table:table-cell>
          <table:table-cell table:style-name="ce11" table:content-validation-name="val3" office:value-type="float" office:value="114.347" calcext:value-type="float">
            <text:p>114,347</text:p>
          </table:table-cell>
          <table:table-cell table:style-name="ce11" table:content-validation-name="val3" office:value-type="float" office:value="36669100" calcext:value-type="float">
            <text:p>36669100</text:p>
          </table:table-cell>
          <table:table-cell table:style-name="ce11" table:content-validation-name="val3" office:value-type="float" office:value="118.379" calcext:value-type="float">
            <text:p>118,379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MDG-c_09_n3000_m400" calcext:value-type="string">
            <text:p>MDG-c_09_n3000_m400</text:p>
          </table:table-cell>
          <table:table-cell table:style-name="ce11" table:content-validation-name="val3" office:value-type="float" office:value="36635200" calcext:value-type="float">
            <text:p>36635200</text:p>
          </table:table-cell>
          <table:table-cell table:style-name="ce11" table:content-validation-name="val3" office:value-type="float" office:value="136.768" calcext:value-type="float">
            <text:p>136,768</text:p>
          </table:table-cell>
          <table:table-cell table:style-name="ce11" table:content-validation-name="val3" office:value-type="float" office:value="36623500" calcext:value-type="float">
            <text:p>36623500</text:p>
          </table:table-cell>
          <table:table-cell table:style-name="ce11" table:content-validation-name="val3" office:value-type="float" office:value="139.939" calcext:value-type="float">
            <text:p>139,939</text:p>
          </table:table-cell>
          <table:table-cell table:style-name="ce11" table:content-validation-name="val3" office:value-type="float" office:value="36640100" calcext:value-type="float">
            <text:p>36640100</text:p>
          </table:table-cell>
          <table:table-cell table:style-name="ce11" table:content-validation-name="val3" office:value-type="float" office:value="111.6" calcext:value-type="float">
            <text:p>111,6</text:p>
          </table:table-cell>
          <table:table-cell table:style-name="ce11" table:content-validation-name="val3" office:value-type="float" office:value="36632900" calcext:value-type="float">
            <text:p>36632900</text:p>
          </table:table-cell>
          <table:table-cell table:style-name="ce11" table:content-validation-name="val3" office:value-type="float" office:value="120.466" calcext:value-type="float">
            <text:p>120,466</text:p>
          </table:table-cell>
          <table:table-cell table:style-name="ce11" table:content-validation-name="val3" office:value-type="float" office:value="36626500" calcext:value-type="float">
            <text:p>36626500</text:p>
          </table:table-cell>
          <table:table-cell table:style-name="ce11" table:content-validation-name="val3" office:value-type="float" office:value="112.55" calcext:value-type="float">
            <text:p>112,55</text:p>
          </table:table-cell>
          <table:table-cell table:style-name="ce11" table:content-validation-name="val3" office:value-type="float" office:value="36636900" calcext:value-type="float">
            <text:p>36636900</text:p>
          </table:table-cell>
          <table:table-cell table:style-name="ce11" table:content-validation-name="val3" office:value-type="float" office:value="126.163" calcext:value-type="float">
            <text:p>126,163</text:p>
          </table:table-cell>
          <table:table-cell table:style-name="ce11" table:content-validation-name="val3" office:value-type="float" office:value="36619100" calcext:value-type="float">
            <text:p>36619100</text:p>
          </table:table-cell>
          <table:table-cell table:style-name="ce11" table:content-validation-name="val3" office:value-type="float" office:value="105.382" calcext:value-type="float">
            <text:p>105,382</text:p>
          </table:table-cell>
          <table:table-cell table:style-name="ce11" table:content-validation-name="val3" office:value-type="float" office:value="36641700" calcext:value-type="float">
            <text:p>36641700</text:p>
          </table:table-cell>
          <table:table-cell table:style-name="ce11" table:content-validation-name="val3" office:value-type="float" office:value="136.098" calcext:value-type="float">
            <text:p>136,098</text:p>
          </table:table-cell>
          <table:table-cell table:style-name="ce11" table:content-validation-name="val3" office:value-type="float" office:value="36631600" calcext:value-type="float">
            <text:p>36631600</text:p>
          </table:table-cell>
          <table:table-cell table:style-name="ce11" table:content-validation-name="val3" office:value-type="float" office:value="123.226" calcext:value-type="float">
            <text:p>123,226</text:p>
          </table:table-cell>
          <table:table-cell table:style-name="ce11" table:content-validation-name="val3" office:value-type="float" office:value="36619200" calcext:value-type="float">
            <text:p>36619200</text:p>
          </table:table-cell>
          <table:table-cell table:style-name="ce11" table:content-validation-name="val3" office:value-type="float" office:value="164.067" calcext:value-type="float">
            <text:p>164,067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MDG-c_10_n3000_m400" calcext:value-type="string">
            <text:p>MDG-c_10_n3000_m400</text:p>
          </table:table-cell>
          <table:table-cell table:style-name="ce11" table:content-validation-name="val3" office:value-type="float" office:value="36637400" calcext:value-type="float">
            <text:p>36637400</text:p>
          </table:table-cell>
          <table:table-cell table:style-name="ce11" table:content-validation-name="val3" office:value-type="float" office:value="118.761" calcext:value-type="float">
            <text:p>118,761</text:p>
          </table:table-cell>
          <table:table-cell table:style-name="ce11" table:content-validation-name="val3" office:value-type="float" office:value="36665800" calcext:value-type="float">
            <text:p>36665800</text:p>
          </table:table-cell>
          <table:table-cell table:style-name="ce11" table:content-validation-name="val3" office:value-type="float" office:value="97.0981" calcext:value-type="float">
            <text:p>97,0981</text:p>
          </table:table-cell>
          <table:table-cell table:style-name="ce11" table:content-validation-name="val3" office:value-type="float" office:value="36672000" calcext:value-type="float">
            <text:p>36672000</text:p>
          </table:table-cell>
          <table:table-cell table:style-name="ce11" table:content-validation-name="val3" office:value-type="float" office:value="128.998" calcext:value-type="float">
            <text:p>128,998</text:p>
          </table:table-cell>
          <table:table-cell table:style-name="ce11" table:content-validation-name="val3" office:value-type="float" office:value="36652300" calcext:value-type="float">
            <text:p>36652300</text:p>
          </table:table-cell>
          <table:table-cell table:style-name="ce11" table:content-validation-name="val3" office:value-type="float" office:value="112.326" calcext:value-type="float">
            <text:p>112,326</text:p>
          </table:table-cell>
          <table:table-cell table:style-name="ce11" table:content-validation-name="val3" office:value-type="float" office:value="36652300" calcext:value-type="float">
            <text:p>36652300</text:p>
          </table:table-cell>
          <table:table-cell table:style-name="ce11" table:content-validation-name="val3" office:value-type="float" office:value="117.374" calcext:value-type="float">
            <text:p>117,374</text:p>
          </table:table-cell>
          <table:table-cell table:style-name="ce11" table:content-validation-name="val3" office:value-type="float" office:value="36665900" calcext:value-type="float">
            <text:p>36665900</text:p>
          </table:table-cell>
          <table:table-cell table:style-name="ce11" table:content-validation-name="val3" office:value-type="float" office:value="120.557" calcext:value-type="float">
            <text:p>120,557</text:p>
          </table:table-cell>
          <table:table-cell table:style-name="ce11" table:content-validation-name="val3" office:value-type="float" office:value="36659200" calcext:value-type="float">
            <text:p>36659200</text:p>
          </table:table-cell>
          <table:table-cell table:style-name="ce11" table:content-validation-name="val3" office:value-type="float" office:value="111.883" calcext:value-type="float">
            <text:p>111,883</text:p>
          </table:table-cell>
          <table:table-cell table:style-name="ce11" table:content-validation-name="val3" office:value-type="float" office:value="36670000" calcext:value-type="float">
            <text:p>36670000</text:p>
          </table:table-cell>
          <table:table-cell table:style-name="ce11" table:content-validation-name="val3" office:value-type="float" office:value="136.961" calcext:value-type="float">
            <text:p>136,961</text:p>
          </table:table-cell>
          <table:table-cell table:style-name="ce11" table:content-validation-name="val3" office:value-type="float" office:value="36665500" calcext:value-type="float">
            <text:p>36665500</text:p>
          </table:table-cell>
          <table:table-cell table:style-name="ce11" table:content-validation-name="val3" office:value-type="float" office:value="114.444" calcext:value-type="float">
            <text:p>114,444</text:p>
          </table:table-cell>
          <table:table-cell table:style-name="ce11" table:content-validation-name="val3" office:value-type="float" office:value="36678400" calcext:value-type="float">
            <text:p>36678400</text:p>
          </table:table-cell>
          <table:table-cell table:style-name="ce11" table:content-validation-name="val3" office:value-type="float" office:value="131.023" calcext:value-type="float">
            <text:p>131,023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MDG-c_11_n3000_m500" calcext:value-type="string">
            <text:p>MDG-c_11_n3000_m500</text:p>
          </table:table-cell>
          <table:table-cell table:style-name="ce11" table:content-validation-name="val3" office:value-type="float" office:value="58133300" calcext:value-type="float">
            <text:p>58133300</text:p>
          </table:table-cell>
          <table:table-cell table:style-name="ce11" table:content-validation-name="val3" office:value-type="float" office:value="105.575" calcext:value-type="float">
            <text:p>105,575</text:p>
          </table:table-cell>
          <table:table-cell table:style-name="ce11" table:content-validation-name="val3" office:value-type="float" office:value="58157800" calcext:value-type="float">
            <text:p>58157800</text:p>
          </table:table-cell>
          <table:table-cell table:style-name="ce11" table:content-validation-name="val3" office:value-type="float" office:value="122.741" calcext:value-type="float">
            <text:p>122,741</text:p>
          </table:table-cell>
          <table:table-cell table:style-name="ce11" table:content-validation-name="val3" office:value-type="float" office:value="58168400" calcext:value-type="float">
            <text:p>58168400</text:p>
          </table:table-cell>
          <table:table-cell table:style-name="ce11" table:content-validation-name="val3" office:value-type="float" office:value="160.992" calcext:value-type="float">
            <text:p>160,992</text:p>
          </table:table-cell>
          <table:table-cell table:style-name="ce11" table:content-validation-name="val3" office:value-type="float" office:value="58151900" calcext:value-type="float">
            <text:p>58151900</text:p>
          </table:table-cell>
          <table:table-cell table:style-name="ce11" table:content-validation-name="val3" office:value-type="float" office:value="117.407" calcext:value-type="float">
            <text:p>117,407</text:p>
          </table:table-cell>
          <table:table-cell table:style-name="ce11" table:content-validation-name="val3" office:value-type="float" office:value="58128200" calcext:value-type="float">
            <text:p>58128200</text:p>
          </table:table-cell>
          <table:table-cell table:style-name="ce11" table:content-validation-name="val3" office:value-type="float" office:value="163.032" calcext:value-type="float">
            <text:p>163,032</text:p>
          </table:table-cell>
          <table:table-cell table:style-name="ce11" table:content-validation-name="val3" office:value-type="float" office:value="58158100" calcext:value-type="float">
            <text:p>58158100</text:p>
          </table:table-cell>
          <table:table-cell table:style-name="ce11" table:content-validation-name="val3" office:value-type="float" office:value="141.455" calcext:value-type="float">
            <text:p>141,455</text:p>
          </table:table-cell>
          <table:table-cell table:style-name="ce11" table:content-validation-name="val3" office:value-type="float" office:value="58146200" calcext:value-type="float">
            <text:p>58146200</text:p>
          </table:table-cell>
          <table:table-cell table:style-name="ce11" table:content-validation-name="val3" office:value-type="float" office:value="126.361" calcext:value-type="float">
            <text:p>126,361</text:p>
          </table:table-cell>
          <table:table-cell table:style-name="ce11" table:content-validation-name="val3" office:value-type="float" office:value="58131000" calcext:value-type="float">
            <text:p>58131000</text:p>
          </table:table-cell>
          <table:table-cell table:style-name="ce11" table:content-validation-name="val3" office:value-type="float" office:value="119.469" calcext:value-type="float">
            <text:p>119,469</text:p>
          </table:table-cell>
          <table:table-cell table:style-name="ce11" table:content-validation-name="val3" office:value-type="float" office:value="58137500" calcext:value-type="float">
            <text:p>58137500</text:p>
          </table:table-cell>
          <table:table-cell table:style-name="ce11" table:content-validation-name="val3" office:value-type="float" office:value="146.829" calcext:value-type="float">
            <text:p>146,829</text:p>
          </table:table-cell>
          <table:table-cell table:style-name="ce11" table:content-validation-name="val3" office:value-type="float" office:value="58111900" calcext:value-type="float">
            <text:p>58111900</text:p>
          </table:table-cell>
          <table:table-cell table:style-name="ce11" table:content-validation-name="val3" office:value-type="float" office:value="160.85" calcext:value-type="float">
            <text:p>160,85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MDG-c_12_n3000_m500" calcext:value-type="string">
            <text:p>MDG-c_12_n3000_m500</text:p>
          </table:table-cell>
          <table:table-cell table:style-name="ce11" table:content-validation-name="val3" office:value-type="float" office:value="58138500" calcext:value-type="float">
            <text:p>58138500</text:p>
          </table:table-cell>
          <table:table-cell table:style-name="ce11" table:content-validation-name="val3" office:value-type="float" office:value="138.038" calcext:value-type="float">
            <text:p>138,038</text:p>
          </table:table-cell>
          <table:table-cell table:style-name="ce11" table:content-validation-name="val3" office:value-type="float" office:value="58153600" calcext:value-type="float">
            <text:p>58153600</text:p>
          </table:table-cell>
          <table:table-cell table:style-name="ce11" table:content-validation-name="val3" office:value-type="float" office:value="126.849" calcext:value-type="float">
            <text:p>126,849</text:p>
          </table:table-cell>
          <table:table-cell table:style-name="ce11" table:content-validation-name="val3" office:value-type="float" office:value="58145500" calcext:value-type="float">
            <text:p>58145500</text:p>
          </table:table-cell>
          <table:table-cell table:style-name="ce11" table:content-validation-name="val3" office:value-type="float" office:value="131.079" calcext:value-type="float">
            <text:p>131,079</text:p>
          </table:table-cell>
          <table:table-cell table:style-name="ce11" table:content-validation-name="val3" office:value-type="float" office:value="58149100" calcext:value-type="float">
            <text:p>58149100</text:p>
          </table:table-cell>
          <table:table-cell table:style-name="ce11" table:content-validation-name="val3" office:value-type="float" office:value="143.027" calcext:value-type="float">
            <text:p>143,027</text:p>
          </table:table-cell>
          <table:table-cell table:style-name="ce11" table:content-validation-name="val3" office:value-type="float" office:value="58118900" calcext:value-type="float">
            <text:p>58118900</text:p>
          </table:table-cell>
          <table:table-cell table:style-name="ce11" table:content-validation-name="val3" office:value-type="float" office:value="155.085" calcext:value-type="float">
            <text:p>155,085</text:p>
          </table:table-cell>
          <table:table-cell table:style-name="ce11" table:content-validation-name="val3" office:value-type="float" office:value="58153700" calcext:value-type="float">
            <text:p>58153700</text:p>
          </table:table-cell>
          <table:table-cell table:style-name="ce11" table:content-validation-name="val3" office:value-type="float" office:value="119.04" calcext:value-type="float">
            <text:p>119,04</text:p>
          </table:table-cell>
          <table:table-cell table:style-name="ce11" table:content-validation-name="val3" office:value-type="float" office:value="58154400" calcext:value-type="float">
            <text:p>58154400</text:p>
          </table:table-cell>
          <table:table-cell table:style-name="ce11" table:content-validation-name="val3" office:value-type="float" office:value="134.52" calcext:value-type="float">
            <text:p>134,52</text:p>
          </table:table-cell>
          <table:table-cell table:style-name="ce11" table:content-validation-name="val3" office:value-type="float" office:value="58124300" calcext:value-type="float">
            <text:p>58124300</text:p>
          </table:table-cell>
          <table:table-cell table:style-name="ce11" table:content-validation-name="val3" office:value-type="float" office:value="149.854" calcext:value-type="float">
            <text:p>149,854</text:p>
          </table:table-cell>
          <table:table-cell table:style-name="ce11" table:content-validation-name="val3" office:value-type="float" office:value="58109100" calcext:value-type="float">
            <text:p>58109100</text:p>
          </table:table-cell>
          <table:table-cell table:style-name="ce11" table:content-validation-name="val3" office:value-type="float" office:value="129.936" calcext:value-type="float">
            <text:p>129,936</text:p>
          </table:table-cell>
          <table:table-cell table:style-name="ce11" table:content-validation-name="val3" office:value-type="float" office:value="58149900" calcext:value-type="float">
            <text:p>58149900</text:p>
          </table:table-cell>
          <table:table-cell table:style-name="ce11" table:content-validation-name="val3" office:value-type="float" office:value="142.553" calcext:value-type="float">
            <text:p>142,553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MDG-c_13_n3000_m500" calcext:value-type="string">
            <text:p>MDG-c_13_n3000_m500</text:p>
          </table:table-cell>
          <table:table-cell table:style-name="ce11" table:content-validation-name="val3" office:value-type="float" office:value="58155000" calcext:value-type="float">
            <text:p>58155000</text:p>
          </table:table-cell>
          <table:table-cell table:style-name="ce11" table:content-validation-name="val3" office:value-type="float" office:value="139.178" calcext:value-type="float">
            <text:p>139,178</text:p>
          </table:table-cell>
          <table:table-cell table:style-name="ce11" table:content-validation-name="val3" office:value-type="float" office:value="58140000" calcext:value-type="float">
            <text:p>58140000</text:p>
          </table:table-cell>
          <table:table-cell table:style-name="ce11" table:content-validation-name="val3" office:value-type="float" office:value="114.226" calcext:value-type="float">
            <text:p>114,226</text:p>
          </table:table-cell>
          <table:table-cell table:style-name="ce11" table:content-validation-name="val3" office:value-type="float" office:value="58130600" calcext:value-type="float">
            <text:p>58130600</text:p>
          </table:table-cell>
          <table:table-cell table:style-name="ce11" table:content-validation-name="val3" office:value-type="float" office:value="141.2" calcext:value-type="float">
            <text:p>141,2</text:p>
          </table:table-cell>
          <table:table-cell table:style-name="ce11" table:content-validation-name="val3" office:value-type="float" office:value="58148300" calcext:value-type="float">
            <text:p>58148300</text:p>
          </table:table-cell>
          <table:table-cell table:style-name="ce11" table:content-validation-name="val3" office:value-type="float" office:value="133.771" calcext:value-type="float">
            <text:p>133,771</text:p>
          </table:table-cell>
          <table:table-cell table:style-name="ce11" table:content-validation-name="val3" office:value-type="float" office:value="58170500" calcext:value-type="float">
            <text:p>58170500</text:p>
          </table:table-cell>
          <table:table-cell table:style-name="ce11" table:content-validation-name="val3" office:value-type="float" office:value="115.544" calcext:value-type="float">
            <text:p>115,544</text:p>
          </table:table-cell>
          <table:table-cell table:style-name="ce11" table:content-validation-name="val3" office:value-type="float" office:value="58148500" calcext:value-type="float">
            <text:p>58148500</text:p>
          </table:table-cell>
          <table:table-cell table:style-name="ce11" table:content-validation-name="val3" office:value-type="float" office:value="128.503" calcext:value-type="float">
            <text:p>128,503</text:p>
          </table:table-cell>
          <table:table-cell table:style-name="ce11" table:content-validation-name="val3" office:value-type="float" office:value="58141800" calcext:value-type="float">
            <text:p>58141800</text:p>
          </table:table-cell>
          <table:table-cell table:style-name="ce11" table:content-validation-name="val3" office:value-type="float" office:value="111.64" calcext:value-type="float">
            <text:p>111,64</text:p>
          </table:table-cell>
          <table:table-cell table:style-name="ce11" table:content-validation-name="val3" office:value-type="float" office:value="58151000" calcext:value-type="float">
            <text:p>58151000</text:p>
          </table:table-cell>
          <table:table-cell table:style-name="ce11" table:content-validation-name="val3" office:value-type="float" office:value="125.183" calcext:value-type="float">
            <text:p>125,183</text:p>
          </table:table-cell>
          <table:table-cell table:style-name="ce11" table:content-validation-name="val3" office:value-type="float" office:value="58141800" calcext:value-type="float">
            <text:p>58141800</text:p>
          </table:table-cell>
          <table:table-cell table:style-name="ce11" table:content-validation-name="val3" office:value-type="float" office:value="129.776" calcext:value-type="float">
            <text:p>129,776</text:p>
          </table:table-cell>
          <table:table-cell table:style-name="ce11" table:content-validation-name="val3" office:value-type="float" office:value="58155700" calcext:value-type="float">
            <text:p>58155700</text:p>
          </table:table-cell>
          <table:table-cell table:style-name="ce11" table:content-validation-name="val3" office:value-type="float" office:value="87.3447" calcext:value-type="float">
            <text:p>87,3447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MDG-c_14_n3000_m500" calcext:value-type="string">
            <text:p>MDG-c_14_n3000_m500</text:p>
          </table:table-cell>
          <table:table-cell table:style-name="ce11" table:content-validation-name="val3" office:value-type="float" office:value="58159900" calcext:value-type="float">
            <text:p>58159900</text:p>
          </table:table-cell>
          <table:table-cell table:style-name="ce11" table:content-validation-name="val3" office:value-type="float" office:value="129.548" calcext:value-type="float">
            <text:p>129,548</text:p>
          </table:table-cell>
          <table:table-cell table:style-name="ce11" table:content-validation-name="val3" office:value-type="float" office:value="58155300" calcext:value-type="float">
            <text:p>58155300</text:p>
          </table:table-cell>
          <table:table-cell table:style-name="ce11" table:content-validation-name="val3" office:value-type="float" office:value="114.694" calcext:value-type="float">
            <text:p>114,694</text:p>
          </table:table-cell>
          <table:table-cell table:style-name="ce11" table:content-validation-name="val3" office:value-type="float" office:value="58136000" calcext:value-type="float">
            <text:p>58136000</text:p>
          </table:table-cell>
          <table:table-cell table:style-name="ce11" table:content-validation-name="val3" office:value-type="float" office:value="188.748" calcext:value-type="float">
            <text:p>188,748</text:p>
          </table:table-cell>
          <table:table-cell table:style-name="ce11" table:content-validation-name="val3" office:value-type="float" office:value="58161600" calcext:value-type="float">
            <text:p>58161600</text:p>
          </table:table-cell>
          <table:table-cell table:style-name="ce11" table:content-validation-name="val3" office:value-type="float" office:value="134.931" calcext:value-type="float">
            <text:p>134,931</text:p>
          </table:table-cell>
          <table:table-cell table:style-name="ce11" table:content-validation-name="val3" office:value-type="float" office:value="58149200" calcext:value-type="float">
            <text:p>58149200</text:p>
          </table:table-cell>
          <table:table-cell table:style-name="ce11" table:content-validation-name="val3" office:value-type="float" office:value="143.409" calcext:value-type="float">
            <text:p>143,409</text:p>
          </table:table-cell>
          <table:table-cell table:style-name="ce11" table:content-validation-name="val3" office:value-type="float" office:value="58147500" calcext:value-type="float">
            <text:p>58147500</text:p>
          </table:table-cell>
          <table:table-cell table:style-name="ce11" table:content-validation-name="val3" office:value-type="float" office:value="143.897" calcext:value-type="float">
            <text:p>143,897</text:p>
          </table:table-cell>
          <table:table-cell table:style-name="ce11" table:content-validation-name="val3" office:value-type="float" office:value="58137700" calcext:value-type="float">
            <text:p>58137700</text:p>
          </table:table-cell>
          <table:table-cell table:style-name="ce11" table:content-validation-name="val3" office:value-type="float" office:value="134.025" calcext:value-type="float">
            <text:p>134,025</text:p>
          </table:table-cell>
          <table:table-cell table:style-name="ce11" table:content-validation-name="val3" office:value-type="float" office:value="58153800" calcext:value-type="float">
            <text:p>58153800</text:p>
          </table:table-cell>
          <table:table-cell table:style-name="ce11" table:content-validation-name="val3" office:value-type="float" office:value="132.296" calcext:value-type="float">
            <text:p>132,296</text:p>
          </table:table-cell>
          <table:table-cell table:style-name="ce11" table:content-validation-name="val3" office:value-type="float" office:value="58151800" calcext:value-type="float">
            <text:p>58151800</text:p>
          </table:table-cell>
          <table:table-cell table:style-name="ce11" table:content-validation-name="val3" office:value-type="float" office:value="151.288" calcext:value-type="float">
            <text:p>151,288</text:p>
          </table:table-cell>
          <table:table-cell table:style-name="ce11" table:content-validation-name="val3" office:value-type="float" office:value="58148600" calcext:value-type="float">
            <text:p>58148600</text:p>
          </table:table-cell>
          <table:table-cell table:style-name="ce11" table:content-validation-name="val3" office:value-type="float" office:value="121.166" calcext:value-type="float">
            <text:p>121,166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MDG-c_15_n3000_m500" calcext:value-type="string">
            <text:p>MDG-c_15_n3000_m500</text:p>
          </table:table-cell>
          <table:table-cell table:style-name="ce11" table:content-validation-name="val3" office:value-type="float" office:value="58133300" calcext:value-type="float">
            <text:p>58133300</text:p>
          </table:table-cell>
          <table:table-cell table:style-name="ce11" table:content-validation-name="val3" office:value-type="float" office:value="118.894" calcext:value-type="float">
            <text:p>118,894</text:p>
          </table:table-cell>
          <table:table-cell table:style-name="ce11" table:content-validation-name="val3" office:value-type="float" office:value="58132000" calcext:value-type="float">
            <text:p>58132000</text:p>
          </table:table-cell>
          <table:table-cell table:style-name="ce11" table:content-validation-name="val3" office:value-type="float" office:value="141.222" calcext:value-type="float">
            <text:p>141,222</text:p>
          </table:table-cell>
          <table:table-cell table:style-name="ce11" table:content-validation-name="val3" office:value-type="float" office:value="58130400" calcext:value-type="float">
            <text:p>58130400</text:p>
          </table:table-cell>
          <table:table-cell table:style-name="ce11" table:content-validation-name="val3" office:value-type="float" office:value="143.104" calcext:value-type="float">
            <text:p>143,104</text:p>
          </table:table-cell>
          <table:table-cell table:style-name="ce11" table:content-validation-name="val3" office:value-type="float" office:value="58150400" calcext:value-type="float">
            <text:p>58150400</text:p>
          </table:table-cell>
          <table:table-cell table:style-name="ce11" table:content-validation-name="val3" office:value-type="float" office:value="97.5159" calcext:value-type="float">
            <text:p>97,5159</text:p>
          </table:table-cell>
          <table:table-cell table:style-name="ce11" table:content-validation-name="val3" office:value-type="float" office:value="58145100" calcext:value-type="float">
            <text:p>58145100</text:p>
          </table:table-cell>
          <table:table-cell table:style-name="ce11" table:content-validation-name="val3" office:value-type="float" office:value="138.319" calcext:value-type="float">
            <text:p>138,319</text:p>
          </table:table-cell>
          <table:table-cell table:style-name="ce11" table:content-validation-name="val3" office:value-type="float" office:value="58117200" calcext:value-type="float">
            <text:p>58117200</text:p>
          </table:table-cell>
          <table:table-cell table:style-name="ce11" table:content-validation-name="val3" office:value-type="float" office:value="159.313" calcext:value-type="float">
            <text:p>159,313</text:p>
          </table:table-cell>
          <table:table-cell table:style-name="ce11" table:content-validation-name="val3" office:value-type="float" office:value="58138700" calcext:value-type="float">
            <text:p>58138700</text:p>
          </table:table-cell>
          <table:table-cell table:style-name="ce11" table:content-validation-name="val3" office:value-type="float" office:value="127.99" calcext:value-type="float">
            <text:p>127,99</text:p>
          </table:table-cell>
          <table:table-cell table:style-name="ce11" table:content-validation-name="val3" office:value-type="float" office:value="58156900" calcext:value-type="float">
            <text:p>58156900</text:p>
          </table:table-cell>
          <table:table-cell table:style-name="ce11" table:content-validation-name="val3" office:value-type="float" office:value="94.0173" calcext:value-type="float">
            <text:p>94,0173</text:p>
          </table:table-cell>
          <table:table-cell table:style-name="ce11" table:content-validation-name="val3" office:value-type="float" office:value="58153600" calcext:value-type="float">
            <text:p>58153600</text:p>
          </table:table-cell>
          <table:table-cell table:style-name="ce11" table:content-validation-name="val3" office:value-type="float" office:value="140.022" calcext:value-type="float">
            <text:p>140,022</text:p>
          </table:table-cell>
          <table:table-cell table:style-name="ce11" table:content-validation-name="val3" office:value-type="float" office:value="58126000" calcext:value-type="float">
            <text:p>58126000</text:p>
          </table:table-cell>
          <table:table-cell table:style-name="ce11" table:content-validation-name="val3" office:value-type="float" office:value="143.903" calcext:value-type="float">
            <text:p>143,903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MDG-c_16_n3000_m600" calcext:value-type="string">
            <text:p>MDG-c_16_n3000_m600</text:p>
          </table:table-cell>
          <table:table-cell table:style-name="ce11" table:content-validation-name="val3" office:value-type="float" office:value="84614600" calcext:value-type="float">
            <text:p>84614600</text:p>
          </table:table-cell>
          <table:table-cell table:style-name="ce11" table:content-validation-name="val3" office:value-type="float" office:value="159.109" calcext:value-type="float">
            <text:p>159,109</text:p>
          </table:table-cell>
          <table:table-cell table:style-name="ce11" table:content-validation-name="val3" office:value-type="float" office:value="84609200" calcext:value-type="float">
            <text:p>84609200</text:p>
          </table:table-cell>
          <table:table-cell table:style-name="ce11" table:content-validation-name="val3" office:value-type="float" office:value="135.773" calcext:value-type="float">
            <text:p>135,773</text:p>
          </table:table-cell>
          <table:table-cell table:style-name="ce11" table:content-validation-name="val3" office:value-type="float" office:value="84589000" calcext:value-type="float">
            <text:p>84589000</text:p>
          </table:table-cell>
          <table:table-cell table:style-name="ce11" table:content-validation-name="val3" office:value-type="float" office:value="130.003" calcext:value-type="float">
            <text:p>130,003</text:p>
          </table:table-cell>
          <table:table-cell table:style-name="ce11" table:content-validation-name="val3" office:value-type="float" office:value="84569800" calcext:value-type="float">
            <text:p>84569800</text:p>
          </table:table-cell>
          <table:table-cell table:style-name="ce11" table:content-validation-name="val3" office:value-type="float" office:value="128.819" calcext:value-type="float">
            <text:p>128,819</text:p>
          </table:table-cell>
          <table:table-cell table:style-name="ce11" table:content-validation-name="val3" office:value-type="float" office:value="84575800" calcext:value-type="float">
            <text:p>84575800</text:p>
          </table:table-cell>
          <table:table-cell table:style-name="ce11" table:content-validation-name="val3" office:value-type="float" office:value="139.505" calcext:value-type="float">
            <text:p>139,505</text:p>
          </table:table-cell>
          <table:table-cell table:style-name="ce11" table:content-validation-name="val3" office:value-type="float" office:value="84599200" calcext:value-type="float">
            <text:p>84599200</text:p>
          </table:table-cell>
          <table:table-cell table:style-name="ce11" table:content-validation-name="val3" office:value-type="float" office:value="124.282" calcext:value-type="float">
            <text:p>124,282</text:p>
          </table:table-cell>
          <table:table-cell table:style-name="ce11" table:content-validation-name="val3" office:value-type="float" office:value="84579700" calcext:value-type="float">
            <text:p>84579700</text:p>
          </table:table-cell>
          <table:table-cell table:style-name="ce11" table:content-validation-name="val3" office:value-type="float" office:value="144.127" calcext:value-type="float">
            <text:p>144,127</text:p>
          </table:table-cell>
          <table:table-cell table:style-name="ce11" table:content-validation-name="val3" office:value-type="float" office:value="84609700" calcext:value-type="float">
            <text:p>84609700</text:p>
          </table:table-cell>
          <table:table-cell table:style-name="ce11" table:content-validation-name="val3" office:value-type="float" office:value="112.044" calcext:value-type="float">
            <text:p>112,044</text:p>
          </table:table-cell>
          <table:table-cell table:style-name="ce11" table:content-validation-name="val3" office:value-type="float" office:value="84586800" calcext:value-type="float">
            <text:p>84586800</text:p>
          </table:table-cell>
          <table:table-cell table:style-name="ce11" table:content-validation-name="val3" office:value-type="float" office:value="175.244" calcext:value-type="float">
            <text:p>175,244</text:p>
          </table:table-cell>
          <table:table-cell table:style-name="ce11" table:content-validation-name="val3" office:value-type="float" office:value="84591600" calcext:value-type="float">
            <text:p>84591600</text:p>
          </table:table-cell>
          <table:table-cell table:style-name="ce11" table:content-validation-name="val3" office:value-type="float" office:value="149.95" calcext:value-type="float">
            <text:p>149,95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MDG-c_17_n3000_m600" calcext:value-type="string">
            <text:p>MDG-c_17_n3000_m600</text:p>
          </table:table-cell>
          <table:table-cell table:style-name="ce11" table:content-validation-name="val3" office:value-type="float" office:value="84623000" calcext:value-type="float">
            <text:p>84623000</text:p>
          </table:table-cell>
          <table:table-cell table:style-name="ce11" table:content-validation-name="val3" office:value-type="float" office:value="149.066" calcext:value-type="float">
            <text:p>149,066</text:p>
          </table:table-cell>
          <table:table-cell table:style-name="ce11" table:content-validation-name="val3" office:value-type="float" office:value="84605500" calcext:value-type="float">
            <text:p>84605500</text:p>
          </table:table-cell>
          <table:table-cell table:style-name="ce11" table:content-validation-name="val3" office:value-type="float" office:value="175.399" calcext:value-type="float">
            <text:p>175,399</text:p>
          </table:table-cell>
          <table:table-cell table:style-name="ce11" table:content-validation-name="val3" office:value-type="float" office:value="84635300" calcext:value-type="float">
            <text:p>84635300</text:p>
          </table:table-cell>
          <table:table-cell table:style-name="ce11" table:content-validation-name="val3" office:value-type="float" office:value="112.863" calcext:value-type="float">
            <text:p>112,863</text:p>
          </table:table-cell>
          <table:table-cell table:style-name="ce11" table:content-validation-name="val3" office:value-type="float" office:value="84588000" calcext:value-type="float">
            <text:p>84588000</text:p>
          </table:table-cell>
          <table:table-cell table:style-name="ce11" table:content-validation-name="val3" office:value-type="float" office:value="176.203" calcext:value-type="float">
            <text:p>176,203</text:p>
          </table:table-cell>
          <table:table-cell table:style-name="ce11" table:content-validation-name="val3" office:value-type="float" office:value="84614500" calcext:value-type="float">
            <text:p>84614500</text:p>
          </table:table-cell>
          <table:table-cell table:style-name="ce11" table:content-validation-name="val3" office:value-type="float" office:value="117.004" calcext:value-type="float">
            <text:p>117,004</text:p>
          </table:table-cell>
          <table:table-cell table:style-name="ce11" table:content-validation-name="val3" office:value-type="float" office:value="84573400" calcext:value-type="float">
            <text:p>84573400</text:p>
          </table:table-cell>
          <table:table-cell table:style-name="ce11" table:content-validation-name="val3" office:value-type="float" office:value="140.166" calcext:value-type="float">
            <text:p>140,166</text:p>
          </table:table-cell>
          <table:table-cell table:style-name="ce11" table:content-validation-name="val3" office:value-type="float" office:value="84626500" calcext:value-type="float">
            <text:p>84626500</text:p>
          </table:table-cell>
          <table:table-cell table:style-name="ce11" table:content-validation-name="val3" office:value-type="float" office:value="132.463" calcext:value-type="float">
            <text:p>132,463</text:p>
          </table:table-cell>
          <table:table-cell table:style-name="ce11" table:content-validation-name="val3" office:value-type="float" office:value="84569300" calcext:value-type="float">
            <text:p>84569300</text:p>
          </table:table-cell>
          <table:table-cell table:style-name="ce11" table:content-validation-name="val3" office:value-type="float" office:value="162.785" calcext:value-type="float">
            <text:p>162,785</text:p>
          </table:table-cell>
          <table:table-cell table:style-name="ce11" table:content-validation-name="val3" office:value-type="float" office:value="84591100" calcext:value-type="float">
            <text:p>84591100</text:p>
          </table:table-cell>
          <table:table-cell table:style-name="ce11" table:content-validation-name="val3" office:value-type="float" office:value="146.488" calcext:value-type="float">
            <text:p>146,488</text:p>
          </table:table-cell>
          <table:table-cell table:style-name="ce11" table:content-validation-name="val3" office:value-type="float" office:value="84573500" calcext:value-type="float">
            <text:p>84573500</text:p>
          </table:table-cell>
          <table:table-cell table:style-name="ce11" table:content-validation-name="val3" office:value-type="float" office:value="181.252" calcext:value-type="float">
            <text:p>181,252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MDG-c_18_n3000_m600" calcext:value-type="string">
            <text:p>MDG-c_18_n3000_m600</text:p>
          </table:table-cell>
          <table:table-cell table:style-name="ce11" table:content-validation-name="val3" office:value-type="float" office:value="84631900" calcext:value-type="float">
            <text:p>84631900</text:p>
          </table:table-cell>
          <table:table-cell table:style-name="ce11" table:content-validation-name="val3" office:value-type="float" office:value="153.081" calcext:value-type="float">
            <text:p>153,081</text:p>
          </table:table-cell>
          <table:table-cell table:style-name="ce11" table:content-validation-name="val3" office:value-type="float" office:value="84611100" calcext:value-type="float">
            <text:p>84611100</text:p>
          </table:table-cell>
          <table:table-cell table:style-name="ce11" table:content-validation-name="val3" office:value-type="float" office:value="153.76" calcext:value-type="float">
            <text:p>153,76</text:p>
          </table:table-cell>
          <table:table-cell table:style-name="ce11" table:content-validation-name="val3" office:value-type="float" office:value="84628500" calcext:value-type="float">
            <text:p>84628500</text:p>
          </table:table-cell>
          <table:table-cell table:style-name="ce11" table:content-validation-name="val3" office:value-type="float" office:value="168.026" calcext:value-type="float">
            <text:p>168,026</text:p>
          </table:table-cell>
          <table:table-cell table:style-name="ce11" table:content-validation-name="val3" office:value-type="float" office:value="84594300" calcext:value-type="float">
            <text:p>84594300</text:p>
          </table:table-cell>
          <table:table-cell table:style-name="ce11" table:content-validation-name="val3" office:value-type="float" office:value="212.568" calcext:value-type="float">
            <text:p>212,568</text:p>
          </table:table-cell>
          <table:table-cell table:style-name="ce11" table:content-validation-name="val3" office:value-type="float" office:value="84606300" calcext:value-type="float">
            <text:p>84606300</text:p>
          </table:table-cell>
          <table:table-cell table:style-name="ce11" table:content-validation-name="val3" office:value-type="float" office:value="148.091" calcext:value-type="float">
            <text:p>148,091</text:p>
          </table:table-cell>
          <table:table-cell table:style-name="ce11" table:content-validation-name="val3" office:value-type="float" office:value="84629700" calcext:value-type="float">
            <text:p>84629700</text:p>
          </table:table-cell>
          <table:table-cell table:style-name="ce11" table:content-validation-name="val3" office:value-type="float" office:value="146.055" calcext:value-type="float">
            <text:p>146,055</text:p>
          </table:table-cell>
          <table:table-cell table:style-name="ce11" table:content-validation-name="val3" office:value-type="float" office:value="84617600" calcext:value-type="float">
            <text:p>84617600</text:p>
          </table:table-cell>
          <table:table-cell table:style-name="ce11" table:content-validation-name="val3" office:value-type="float" office:value="195.143" calcext:value-type="float">
            <text:p>195,143</text:p>
          </table:table-cell>
          <table:table-cell table:style-name="ce11" table:content-validation-name="val3" office:value-type="float" office:value="84583400" calcext:value-type="float">
            <text:p>84583400</text:p>
          </table:table-cell>
          <table:table-cell table:style-name="ce11" table:content-validation-name="val3" office:value-type="float" office:value="146.79" calcext:value-type="float">
            <text:p>146,79</text:p>
          </table:table-cell>
          <table:table-cell table:style-name="ce11" table:content-validation-name="val3" office:value-type="float" office:value="84606900" calcext:value-type="float">
            <text:p>84606900</text:p>
          </table:table-cell>
          <table:table-cell table:style-name="ce11" table:content-validation-name="val3" office:value-type="float" office:value="162.848" calcext:value-type="float">
            <text:p>162,848</text:p>
          </table:table-cell>
          <table:table-cell table:style-name="ce11" table:content-validation-name="val3" office:value-type="float" office:value="84620600" calcext:value-type="float">
            <text:p>84620600</text:p>
          </table:table-cell>
          <table:table-cell table:style-name="ce11" table:content-validation-name="val3" office:value-type="float" office:value="156.029" calcext:value-type="float">
            <text:p>156,029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MDG-c_19_n3000_m600" calcext:value-type="string">
            <text:p>MDG-c_19_n3000_m600</text:p>
          </table:table-cell>
          <table:table-cell table:style-name="ce11" table:content-validation-name="val3" office:value-type="float" office:value="84585700" calcext:value-type="float">
            <text:p>84585700</text:p>
          </table:table-cell>
          <table:table-cell table:style-name="ce11" table:content-validation-name="val3" office:value-type="float" office:value="177.67" calcext:value-type="float">
            <text:p>177,67</text:p>
          </table:table-cell>
          <table:table-cell table:style-name="ce11" table:content-validation-name="val3" office:value-type="float" office:value="84630200" calcext:value-type="float">
            <text:p>84630200</text:p>
          </table:table-cell>
          <table:table-cell table:style-name="ce11" table:content-validation-name="val3" office:value-type="float" office:value="129.577" calcext:value-type="float">
            <text:p>129,577</text:p>
          </table:table-cell>
          <table:table-cell table:style-name="ce11" table:content-validation-name="val3" office:value-type="float" office:value="84612700" calcext:value-type="float">
            <text:p>84612700</text:p>
          </table:table-cell>
          <table:table-cell table:style-name="ce11" table:content-validation-name="val3" office:value-type="float" office:value="122.361" calcext:value-type="float">
            <text:p>122,361</text:p>
          </table:table-cell>
          <table:table-cell table:style-name="ce11" table:content-validation-name="val3" office:value-type="float" office:value="84607700" calcext:value-type="float">
            <text:p>84607700</text:p>
          </table:table-cell>
          <table:table-cell table:style-name="ce11" table:content-validation-name="val3" office:value-type="float" office:value="171.401" calcext:value-type="float">
            <text:p>171,401</text:p>
          </table:table-cell>
          <table:table-cell table:style-name="ce11" table:content-validation-name="val3" office:value-type="float" office:value="84648400" calcext:value-type="float">
            <text:p>84648400</text:p>
          </table:table-cell>
          <table:table-cell table:style-name="ce11" table:content-validation-name="val3" office:value-type="float" office:value="147.266" calcext:value-type="float">
            <text:p>147,266</text:p>
          </table:table-cell>
          <table:table-cell table:style-name="ce11" table:content-validation-name="val3" office:value-type="float" office:value="84617300" calcext:value-type="float">
            <text:p>84617300</text:p>
          </table:table-cell>
          <table:table-cell table:style-name="ce11" table:content-validation-name="val3" office:value-type="float" office:value="143.767" calcext:value-type="float">
            <text:p>143,767</text:p>
          </table:table-cell>
          <table:table-cell table:style-name="ce11" table:content-validation-name="val3" office:value-type="float" office:value="84590300" calcext:value-type="float">
            <text:p>84590300</text:p>
          </table:table-cell>
          <table:table-cell table:style-name="ce11" table:content-validation-name="val3" office:value-type="float" office:value="137.178" calcext:value-type="float">
            <text:p>137,178</text:p>
          </table:table-cell>
          <table:table-cell table:style-name="ce11" table:content-validation-name="val3" office:value-type="float" office:value="84627000" calcext:value-type="float">
            <text:p>84627000</text:p>
          </table:table-cell>
          <table:table-cell table:style-name="ce11" table:content-validation-name="val3" office:value-type="float" office:value="164.815" calcext:value-type="float">
            <text:p>164,815</text:p>
          </table:table-cell>
          <table:table-cell table:style-name="ce11" table:content-validation-name="val3" office:value-type="float" office:value="84630700" calcext:value-type="float">
            <text:p>84630700</text:p>
          </table:table-cell>
          <table:table-cell table:style-name="ce11" table:content-validation-name="val3" office:value-type="float" office:value="91.1071" calcext:value-type="float">
            <text:p>91,1071</text:p>
          </table:table-cell>
          <table:table-cell table:style-name="ce11" table:content-validation-name="val3" office:value-type="float" office:value="84635600" calcext:value-type="float">
            <text:p>84635600</text:p>
          </table:table-cell>
          <table:table-cell table:style-name="ce11" table:content-validation-name="val3" office:value-type="float" office:value="125.972" calcext:value-type="float">
            <text:p>125,972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MDG-c_20_n3000_m600" calcext:value-type="string">
            <text:p>MDG-c_20_n3000_m600</text:p>
          </table:table-cell>
          <table:table-cell table:style-name="ce11" table:content-validation-name="val3" office:value-type="float" office:value="84610600" calcext:value-type="float">
            <text:p>84610600</text:p>
          </table:table-cell>
          <table:table-cell table:style-name="ce11" table:content-validation-name="val3" office:value-type="float" office:value="150.739" calcext:value-type="float">
            <text:p>150,739</text:p>
          </table:table-cell>
          <table:table-cell table:style-name="ce11" table:content-validation-name="val3" office:value-type="float" office:value="84658500" calcext:value-type="float">
            <text:p>84658500</text:p>
          </table:table-cell>
          <table:table-cell table:style-name="ce11" table:content-validation-name="val3" office:value-type="float" office:value="104.056" calcext:value-type="float">
            <text:p>104,056</text:p>
          </table:table-cell>
          <table:table-cell table:style-name="ce11" table:content-validation-name="val3" office:value-type="float" office:value="84638100" calcext:value-type="float">
            <text:p>84638100</text:p>
          </table:table-cell>
          <table:table-cell table:style-name="ce11" table:content-validation-name="val3" office:value-type="float" office:value="143.113" calcext:value-type="float">
            <text:p>143,113</text:p>
          </table:table-cell>
          <table:table-cell table:style-name="ce11" table:content-validation-name="val3" office:value-type="float" office:value="84628400" calcext:value-type="float">
            <text:p>84628400</text:p>
          </table:table-cell>
          <table:table-cell table:style-name="ce11" table:content-validation-name="val3" office:value-type="float" office:value="111.378" calcext:value-type="float">
            <text:p>111,378</text:p>
          </table:table-cell>
          <table:table-cell table:style-name="ce11" table:content-validation-name="val3" office:value-type="float" office:value="84601500" calcext:value-type="float">
            <text:p>84601500</text:p>
          </table:table-cell>
          <table:table-cell table:style-name="ce11" table:content-validation-name="val3" office:value-type="float" office:value="151.016" calcext:value-type="float">
            <text:p>151,016</text:p>
          </table:table-cell>
          <table:table-cell table:style-name="ce11" table:content-validation-name="val3" office:value-type="float" office:value="84617300" calcext:value-type="float">
            <text:p>84617300</text:p>
          </table:table-cell>
          <table:table-cell table:style-name="ce11" table:content-validation-name="val3" office:value-type="float" office:value="129.263" calcext:value-type="float">
            <text:p>129,263</text:p>
          </table:table-cell>
          <table:table-cell table:style-name="ce11" table:content-validation-name="val3" office:value-type="float" office:value="84622300" calcext:value-type="float">
            <text:p>84622300</text:p>
          </table:table-cell>
          <table:table-cell table:style-name="ce11" table:content-validation-name="val3" office:value-type="float" office:value="113.644" calcext:value-type="float">
            <text:p>113,644</text:p>
          </table:table-cell>
          <table:table-cell table:style-name="ce11" table:content-validation-name="val3" office:value-type="float" office:value="84614200" calcext:value-type="float">
            <text:p>84614200</text:p>
          </table:table-cell>
          <table:table-cell table:style-name="ce11" table:content-validation-name="val3" office:value-type="float" office:value="145.717" calcext:value-type="float">
            <text:p>145,717</text:p>
          </table:table-cell>
          <table:table-cell table:style-name="ce11" table:content-validation-name="val3" office:value-type="float" office:value="84620500" calcext:value-type="float">
            <text:p>84620500</text:p>
          </table:table-cell>
          <table:table-cell table:style-name="ce11" table:content-validation-name="val3" office:value-type="float" office:value="150.144" calcext:value-type="float">
            <text:p>150,144</text:p>
          </table:table-cell>
          <table:table-cell table:style-name="ce11" table:content-validation-name="val3" office:value-type="float" office:value="84597100" calcext:value-type="float">
            <text:p>84597100</text:p>
          </table:table-cell>
          <table:table-cell table:style-name="ce11" table:content-validation-name="val3" office:value-type="float" office:value="159.704" calcext:value-type="float">
            <text:p>159,7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23])" office:value-type="float" office:value="997885500" calcext:value-type="float">
            <text:p>997885500</text:p>
          </table:table-cell>
          <table:table-cell table:style-name="ce16" table:formula="of:=SUM([.C4:.C23])" office:value-type="float" office:value="2661.37" calcext:value-type="float">
            <text:p>2661,37</text:p>
          </table:table-cell>
          <table:table-cell table:style-name="ce16" table:formula="of:=SUM([.D4:.D23])" office:value-type="float" office:value="997974600" calcext:value-type="float">
            <text:p>997974600</text:p>
          </table:table-cell>
          <table:table-cell table:style-name="ce16" table:formula="of:=SUM([.E4:.E23])" office:value-type="float" office:value="2511.2484" calcext:value-type="float">
            <text:p>2511,2484</text:p>
          </table:table-cell>
          <table:table-cell table:style-name="ce16" table:formula="of:=SUM([.F4:.F23])" office:value-type="float" office:value="997950600" calcext:value-type="float">
            <text:p>997950600</text:p>
          </table:table-cell>
          <table:table-cell table:style-name="ce16" table:formula="of:=SUM([.G4:.G23])" office:value-type="float" office:value="2570.8161" calcext:value-type="float">
            <text:p>2570,8161</text:p>
          </table:table-cell>
          <table:table-cell table:style-name="ce16" table:formula="of:=SUM([.H4:.H23])" office:value-type="float" office:value="997875600" calcext:value-type="float">
            <text:p>997875600</text:p>
          </table:table-cell>
          <table:table-cell table:style-name="ce16" table:formula="of:=SUM([.I4:.I23])" office:value-type="float" office:value="2677.4477" calcext:value-type="float">
            <text:p>2677,4477</text:p>
          </table:table-cell>
          <table:table-cell table:style-name="ce16" table:formula="of:=SUM([.J4:.J23])" office:value-type="float" office:value="997910700" calcext:value-type="float">
            <text:p>997910700</text:p>
          </table:table-cell>
          <table:table-cell table:style-name="ce16" table:formula="of:=SUM([.K4:.K23])" office:value-type="float" office:value="2525.2776" calcext:value-type="float">
            <text:p>2525,2776</text:p>
          </table:table-cell>
          <table:table-cell table:style-name="ce16" table:formula="of:=SUM([.L4:.L23])" office:value-type="float" office:value="997877300" calcext:value-type="float">
            <text:p>997877300</text:p>
          </table:table-cell>
          <table:table-cell table:style-name="ce16" table:formula="of:=SUM([.M4:.M23])" office:value-type="float" office:value="2573.161" calcext:value-type="float">
            <text:p>2573,161</text:p>
          </table:table-cell>
          <table:table-cell table:style-name="ce16" table:formula="of:=SUM([.N4:.N23])" office:value-type="float" office:value="997827400" calcext:value-type="float">
            <text:p>997827400</text:p>
          </table:table-cell>
          <table:table-cell table:style-name="ce16" table:formula="of:=SUM([.O4:.O23])" office:value-type="float" office:value="2450.3326" calcext:value-type="float">
            <text:p>2450,3326</text:p>
          </table:table-cell>
          <table:table-cell table:style-name="ce16" table:formula="of:=SUM([.P4:.P23])" office:value-type="float" office:value="997762700" calcext:value-type="float">
            <text:p>997762700</text:p>
          </table:table-cell>
          <table:table-cell table:style-name="ce16" table:formula="of:=SUM([.Q4:.Q23])" office:value-type="float" office:value="2599.8295" calcext:value-type="float">
            <text:p>2599,8295</text:p>
          </table:table-cell>
          <table:table-cell table:style-name="ce16" table:formula="of:=SUM([.R4:.R23])" office:value-type="float" office:value="997828900" calcext:value-type="float">
            <text:p>997828900</text:p>
          </table:table-cell>
          <table:table-cell table:style-name="ce16" table:formula="of:=SUM([.S4:.S23])" office:value-type="float" office:value="2629.7691" calcext:value-type="float">
            <text:p>2629,7691</text:p>
          </table:table-cell>
          <table:table-cell table:style-name="ce16" table:formula="of:=SUM([.T4:.T23])" office:value-type="float" office:value="997795000" calcext:value-type="float">
            <text:p>997795000</text:p>
          </table:table-cell>
          <table:table-cell table:style-name="ce16" table:formula="of:=SUM([.U4:.U23])" office:value-type="float" office:value="2587.4504" calcext:value-type="float">
            <text:p>2587,450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23])" office:value-type="float" office:value="49894275" calcext:value-type="float">
            <text:p>49894275</text:p>
          </table:table-cell>
          <table:table-cell table:style-name="ce16" table:formula="of:=AVERAGE([.C4:.C23])" office:value-type="float" office:value="133.0685" calcext:value-type="float">
            <text:p>133,0685</text:p>
          </table:table-cell>
          <table:table-cell table:style-name="ce16" table:formula="of:=AVERAGE([.D4:.D23])" office:value-type="float" office:value="49898730" calcext:value-type="float">
            <text:p>49898730</text:p>
          </table:table-cell>
          <table:table-cell table:style-name="ce16" table:formula="of:=AVERAGE([.E4:.E23])" office:value-type="float" office:value="125.56242" calcext:value-type="float">
            <text:p>125,56242</text:p>
          </table:table-cell>
          <table:table-cell table:style-name="ce16" table:formula="of:=AVERAGE([.F4:.F23])" office:value-type="float" office:value="49897530" calcext:value-type="float">
            <text:p>49897530</text:p>
          </table:table-cell>
          <table:table-cell table:style-name="ce16" table:formula="of:=AVERAGE([.G4:.G23])" office:value-type="float" office:value="128.540805" calcext:value-type="float">
            <text:p>128,540805</text:p>
          </table:table-cell>
          <table:table-cell table:style-name="ce16" table:formula="of:=AVERAGE([.H4:.H23])" office:value-type="float" office:value="49893780" calcext:value-type="float">
            <text:p>49893780</text:p>
          </table:table-cell>
          <table:table-cell table:style-name="ce16" table:formula="of:=AVERAGE([.I4:.I23])" office:value-type="float" office:value="133.872385" calcext:value-type="float">
            <text:p>133,872385</text:p>
          </table:table-cell>
          <table:table-cell table:style-name="ce16" table:formula="of:=AVERAGE([.J4:.J23])" office:value-type="float" office:value="49895535" calcext:value-type="float">
            <text:p>49895535</text:p>
          </table:table-cell>
          <table:table-cell table:style-name="ce16" table:formula="of:=AVERAGE([.K4:.K23])" office:value-type="float" office:value="126.26388" calcext:value-type="float">
            <text:p>126,26388</text:p>
          </table:table-cell>
          <table:table-cell table:style-name="ce16" table:formula="of:=AVERAGE([.L4:.L23])" office:value-type="float" office:value="49893865" calcext:value-type="float">
            <text:p>49893865</text:p>
          </table:table-cell>
          <table:table-cell table:style-name="ce16" table:formula="of:=AVERAGE([.M4:.M23])" office:value-type="float" office:value="128.65805" calcext:value-type="float">
            <text:p>128,65805</text:p>
          </table:table-cell>
          <table:table-cell table:style-name="ce16" table:formula="of:=AVERAGE([.N4:.N23])" office:value-type="float" office:value="49891370" calcext:value-type="float">
            <text:p>49891370</text:p>
          </table:table-cell>
          <table:table-cell table:style-name="ce16" table:formula="of:=AVERAGE([.O4:.O23])" office:value-type="float" office:value="122.51663" calcext:value-type="float">
            <text:p>122,51663</text:p>
          </table:table-cell>
          <table:table-cell table:style-name="ce16" table:formula="of:=AVERAGE([.P4:.P23])" office:value-type="float" office:value="49888135" calcext:value-type="float">
            <text:p>49888135</text:p>
          </table:table-cell>
          <table:table-cell table:style-name="ce16" table:formula="of:=AVERAGE([.Q4:.Q23])" office:value-type="float" office:value="129.991475" calcext:value-type="float">
            <text:p>129,991475</text:p>
          </table:table-cell>
          <table:table-cell table:style-name="ce16" table:formula="of:=AVERAGE([.R4:.R23])" office:value-type="float" office:value="49891445" calcext:value-type="float">
            <text:p>49891445</text:p>
          </table:table-cell>
          <table:table-cell table:style-name="ce16" table:formula="of:=AVERAGE([.S4:.S23])" office:value-type="float" office:value="131.488455" calcext:value-type="float">
            <text:p>131,488455</text:p>
          </table:table-cell>
          <table:table-cell table:style-name="ce16" table:formula="of:=AVERAGE([.T4:.T23])" office:value-type="float" office:value="49889750" calcext:value-type="float">
            <text:p>49889750</text:p>
          </table:table-cell>
          <table:table-cell table:style-name="ce16" table:formula="of:=AVERAGE([.U4:.U23])" office:value-type="float" office:value="129.37252" calcext:value-type="float">
            <text:p>129,37252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78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MDG-c_01_n3000_m300" calcext:value-type="string">
            <text:p>MDG-c_01_n3000_m3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];[$Main.D4];[$Main.F4];[$Main.H4];[$Main.J4];[$Main.L4];[$Main.N4];[$Main.P4];[$Main.R4];[$Main.T4])" office:value-type="float" office:value="20152400" calcext:value-type="float">
            <text:p>20152400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20167620" calcext:value-type="float">
            <text:p>20167620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8505.13570340543" calcext:value-type="float">
            <text:p>8505,135703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85.2762" calcext:value-type="float">
            <text:p>85,2762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114.73714" calcext:value-type="float">
            <text:p>114,73714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24.3380919713751" calcext:value-type="float">
            <text:p>24,338092</text:p>
          </table:table-cell>
          <table:table-cell table:style-name="ce18" table:content-validation-name="val4" table:formula="of:=IF([.$B3]=0;0;(([.E3]-[.$B3])/[.$B3])*100)" office:value-type="float" office:value="0" calcext:value-type="float">
            <text:p>0</text:p>
          </table:table-cell>
          <table:table-cell table:style-name="ce18" table:content-validation-name="val4" table:formula="of:=IF([.$B3]=0;0;(([.F3]-[.$B3])/[.$B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MDG-c_02_n3000_m300" calcext:value-type="string">
            <text:p>MDG-c_02_n3000_m3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5];[$Main.D5];[$Main.F5];[$Main.H5];[$Main.J5];[$Main.L5];[$Main.N5];[$Main.P5];[$Main.R5];[$Main.T5])" office:value-type="float" office:value="20160200" calcext:value-type="float">
            <text:p>20160200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20172980" calcext:value-type="float">
            <text:p>20172980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8595.83878655469" calcext:value-type="float">
            <text:p>8595,838787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86.0683" calcext:value-type="float">
            <text:p>86,0683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112.52829" calcext:value-type="float">
            <text:p>112,52829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14.345028204182" calcext:value-type="float">
            <text:p>14,345028</text:p>
          </table:table-cell>
          <table:table-cell table:style-name="ce18" table:content-validation-name="val4" table:formula="of:=IF([.$B4]=0;0;(([.E4]-[.$B4])/[.$B4])*100)" office:value-type="float" office:value="0" calcext:value-type="float">
            <text:p>0</text:p>
          </table:table-cell>
          <table:table-cell table:style-name="ce18" table:content-validation-name="val4" table:formula="of:=IF([.$B4]=0;0;(([.F4]-[.$B4])/[.$B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MDG-c_03_n3000_m300" calcext:value-type="string">
            <text:p>MDG-c_03_n3000_m3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6];[$Main.D6];[$Main.F6];[$Main.H6];[$Main.J6];[$Main.L6];[$Main.N6];[$Main.P6];[$Main.R6];[$Main.T6])" office:value-type="float" office:value="20142100" calcext:value-type="float">
            <text:p>20142100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20159280" calcext:value-type="float">
            <text:p>20159280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12449.7032539383" calcext:value-type="float">
            <text:p>12449,703254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95.5603" calcext:value-type="float">
            <text:p>95,5603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118.22473" calcext:value-type="float">
            <text:p>118,22473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15.5552080644715" calcext:value-type="float">
            <text:p>15,555208</text:p>
          </table:table-cell>
          <table:table-cell table:style-name="ce18" table:content-validation-name="val4" table:formula="of:=IF([.$B5]=0;0;(([.E5]-[.$B5])/[.$B5])*100)" office:value-type="float" office:value="0" calcext:value-type="float">
            <text:p>0</text:p>
          </table:table-cell>
          <table:table-cell table:style-name="ce18" table:content-validation-name="val4" table:formula="of:=IF([.$B5]=0;0;(([.F5]-[.$B5])/[.$B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MDG-c_04_n3000_m300" calcext:value-type="string">
            <text:p>MDG-c_04_n3000_m3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7];[$Main.D7];[$Main.F7];[$Main.H7];[$Main.J7];[$Main.L7];[$Main.N7];[$Main.P7];[$Main.R7];[$Main.T7])" office:value-type="float" office:value="20146700" calcext:value-type="float">
            <text:p>20146700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20166520" calcext:value-type="float">
            <text:p>20166520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11654.4507473419" calcext:value-type="float">
            <text:p>11654,450747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80.6176" calcext:value-type="float">
            <text:p>80,6176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109.26803" calcext:value-type="float">
            <text:p>109,26803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20.3451208752069" calcext:value-type="float">
            <text:p>20,345121</text:p>
          </table:table-cell>
          <table:table-cell table:style-name="ce18" table:content-validation-name="val4" table:formula="of:=IF([.$B6]=0;0;(([.E6]-[.$B6])/[.$B6])*100)" office:value-type="float" office:value="0" calcext:value-type="float">
            <text:p>0</text:p>
          </table:table-cell>
          <table:table-cell table:style-name="ce18" table:content-validation-name="val4" table:formula="of:=IF([.$B6]=0;0;(([.F6]-[.$B6])/[.$B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MDG-c_05_n3000_m300" calcext:value-type="string">
            <text:p>MDG-c_05_n3000_m3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8];[$Main.D8];[$Main.F8];[$Main.H8];[$Main.J8];[$Main.L8];[$Main.N8];[$Main.P8];[$Main.R8];[$Main.T8])" office:value-type="float" office:value="20147700" calcext:value-type="float">
            <text:p>20147700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20168440" calcext:value-type="float">
            <text:p>20168440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9390.32599126426" calcext:value-type="float">
            <text:p>9390,325991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91.148" calcext:value-type="float">
            <text:p>91,148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119.6173" calcext:value-type="float">
            <text:p>119,6173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16.1306991723511" calcext:value-type="float">
            <text:p>16,130699</text:p>
          </table:table-cell>
          <table:table-cell table:style-name="ce18" table:content-validation-name="val4" table:formula="of:=IF([.$B7]=0;0;(([.E7]-[.$B7])/[.$B7])*100)" office:value-type="float" office:value="0" calcext:value-type="float">
            <text:p>0</text:p>
          </table:table-cell>
          <table:table-cell table:style-name="ce18" table:content-validation-name="val4" table:formula="of:=IF([.$B7]=0;0;(([.F7]-[.$B7])/[.$B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MDG-c_06_n3000_m400" calcext:value-type="string">
            <text:p>MDG-c_06_n3000_m4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9];[$Main.D9];[$Main.F9];[$Main.H9];[$Main.J9];[$Main.L9];[$Main.N9];[$Main.P9];[$Main.R9];[$Main.T9])" office:value-type="float" office:value="36636700" calcext:value-type="float">
            <text:p>36636700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36668650" calcext:value-type="float">
            <text:p>36668650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16141.8193935298" calcext:value-type="float">
            <text:p>16141,819394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89.2581" calcext:value-type="float">
            <text:p>89,2581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122.07251" calcext:value-type="float">
            <text:p>122,07251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19.2600691807025" calcext:value-type="float">
            <text:p>19,260069</text:p>
          </table:table-cell>
          <table:table-cell table:style-name="ce18" table:content-validation-name="val4" table:formula="of:=IF([.$B8]=0;0;(([.E8]-[.$B8])/[.$B8])*100)" office:value-type="float" office:value="0" calcext:value-type="float">
            <text:p>0</text:p>
          </table:table-cell>
          <table:table-cell table:style-name="ce18" table:content-validation-name="val4" table:formula="of:=IF([.$B8]=0;0;(([.F8]-[.$B8])/[.$B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MDG-c_07_n3000_m400" calcext:value-type="string">
            <text:p>MDG-c_07_n3000_m4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0];[$Main.D10];[$Main.F10];[$Main.H10];[$Main.J10];[$Main.L10];[$Main.N10];[$Main.P10];[$Main.R10];[$Main.T10])" office:value-type="float" office:value="36579500" calcext:value-type="float">
            <text:p>36579500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36634600" calcext:value-type="float">
            <text:p>36634600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23755.56075252" calcext:value-type="float">
            <text:p>23755,560753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72.3643" calcext:value-type="float">
            <text:p>72,3643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115.53323" calcext:value-type="float">
            <text:p>115,53323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18.3668776641268" calcext:value-type="float">
            <text:p>18,366878</text:p>
          </table:table-cell>
          <table:table-cell table:style-name="ce18" table:content-validation-name="val4" table:formula="of:=IF([.$B9]=0;0;(([.E9]-[.$B9])/[.$B9])*100)" office:value-type="float" office:value="0" calcext:value-type="float">
            <text:p>0</text:p>
          </table:table-cell>
          <table:table-cell table:style-name="ce18" table:content-validation-name="val4" table:formula="of:=IF([.$B9]=0;0;(([.F9]-[.$B9])/[.$B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MDG-c_08_n3000_m400" calcext:value-type="string">
            <text:p>MDG-c_08_n3000_m4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1];[$Main.D11];[$Main.F11];[$Main.H11];[$Main.J11];[$Main.L11];[$Main.N11];[$Main.P11];[$Main.R11];[$Main.T11])" office:value-type="float" office:value="36655600" calcext:value-type="float">
            <text:p>36655600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36674250" calcext:value-type="float">
            <text:p>36674250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11334.1421280032" calcext:value-type="float">
            <text:p>11334,142128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107.291" calcext:value-type="float">
            <text:p>107,291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123.7022" calcext:value-type="float">
            <text:p>123,7022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13.2910203337107" calcext:value-type="float">
            <text:p>13,29102</text:p>
          </table:table-cell>
          <table:table-cell table:style-name="ce18" table:content-validation-name="val4" table:formula="of:=IF([.$B10]=0;0;(([.E10]-[.$B10])/[.$B10])*100)" office:value-type="float" office:value="0" calcext:value-type="float">
            <text:p>0</text:p>
          </table:table-cell>
          <table:table-cell table:style-name="ce18" table:content-validation-name="val4" table:formula="of:=IF([.$B10]=0;0;(([.F10]-[.$B10])/[.$B1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MDG-c_09_n3000_m400" calcext:value-type="string">
            <text:p>MDG-c_09_n3000_m4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2];[$Main.D12];[$Main.F12];[$Main.H12];[$Main.J12];[$Main.L12];[$Main.N12];[$Main.P12];[$Main.R12];[$Main.T12])" office:value-type="float" office:value="36619100" calcext:value-type="float">
            <text:p>36619100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36630670" calcext:value-type="float">
            <text:p>36630670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8232.59780790163" calcext:value-type="float">
            <text:p>8232,597808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105.382" calcext:value-type="float">
            <text:p>105,382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127.6259" calcext:value-type="float">
            <text:p>127,6259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17.2774334349752" calcext:value-type="float">
            <text:p>17,277433</text:p>
          </table:table-cell>
          <table:table-cell table:style-name="ce18" table:content-validation-name="val4" table:formula="of:=IF([.$B11]=0;0;(([.E11]-[.$B11])/[.$B11])*100)" office:value-type="float" office:value="0" calcext:value-type="float">
            <text:p>0</text:p>
          </table:table-cell>
          <table:table-cell table:style-name="ce18" table:content-validation-name="val4" table:formula="of:=IF([.$B11]=0;0;(([.F11]-[.$B11])/[.$B1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MDG-c_10_n3000_m400" calcext:value-type="string">
            <text:p>MDG-c_10_n3000_m4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3];[$Main.D13];[$Main.F13];[$Main.H13];[$Main.J13];[$Main.L13];[$Main.N13];[$Main.P13];[$Main.R13];[$Main.T13])" office:value-type="float" office:value="36637400" calcext:value-type="float">
            <text:p>36637400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36661880" calcext:value-type="float">
            <text:p>36661880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11906.5621495973" calcext:value-type="float">
            <text:p>11906,56215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97.0981" calcext:value-type="float">
            <text:p>97,0981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118.94251" calcext:value-type="float">
            <text:p>118,94251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11.3912567524835" calcext:value-type="float">
            <text:p>11,391257</text:p>
          </table:table-cell>
          <table:table-cell table:style-name="ce18" table:content-validation-name="val4" table:formula="of:=IF([.$B12]=0;0;(([.E12]-[.$B12])/[.$B12])*100)" office:value-type="float" office:value="0" calcext:value-type="float">
            <text:p>0</text:p>
          </table:table-cell>
          <table:table-cell table:style-name="ce18" table:content-validation-name="val4" table:formula="of:=IF([.$B12]=0;0;(([.F12]-[.$B12])/[.$B1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MDG-c_11_n3000_m500" calcext:value-type="string">
            <text:p>MDG-c_11_n3000_m5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4];[$Main.D14];[$Main.F14];[$Main.H14];[$Main.J14];[$Main.L14];[$Main.N14];[$Main.P14];[$Main.R14];[$Main.T14])" office:value-type="float" office:value="58111900" calcext:value-type="float">
            <text:p>58111900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58142430" calcext:value-type="float">
            <text:p>58142430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17104.2587289433" calcext:value-type="float">
            <text:p>17104,258729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105.575" calcext:value-type="float">
            <text:p>105,575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136.4711" calcext:value-type="float">
            <text:p>136,4711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20.8992879700615" calcext:value-type="float">
            <text:p>20,899288</text:p>
          </table:table-cell>
          <table:table-cell table:style-name="ce18" table:content-validation-name="val4" table:formula="of:=IF([.$B13]=0;0;(([.E13]-[.$B13])/[.$B13])*100)" office:value-type="float" office:value="0" calcext:value-type="float">
            <text:p>0</text:p>
          </table:table-cell>
          <table:table-cell table:style-name="ce18" table:content-validation-name="val4" table:formula="of:=IF([.$B13]=0;0;(([.F13]-[.$B13])/[.$B1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MDG-c_12_n3000_m500" calcext:value-type="string">
            <text:p>MDG-c_12_n3000_m5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5];[$Main.D15];[$Main.F15];[$Main.H15];[$Main.J15];[$Main.L15];[$Main.N15];[$Main.P15];[$Main.R15];[$Main.T15])" office:value-type="float" office:value="58109100" calcext:value-type="float">
            <text:p>58109100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58139700" calcext:value-type="float">
            <text:p>58139700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16461.8751463295" calcext:value-type="float">
            <text:p>16461,875146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119.04" calcext:value-type="float">
            <text:p>119,04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136.9981" calcext:value-type="float">
            <text:p>136,9981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10.9404632488757" calcext:value-type="float">
            <text:p>10,940463</text:p>
          </table:table-cell>
          <table:table-cell table:style-name="ce18" table:content-validation-name="val4" table:formula="of:=IF([.$B14]=0;0;(([.E14]-[.$B14])/[.$B14])*100)" office:value-type="float" office:value="0" calcext:value-type="float">
            <text:p>0</text:p>
          </table:table-cell>
          <table:table-cell table:style-name="ce18" table:content-validation-name="val4" table:formula="of:=IF([.$B14]=0;0;(([.F14]-[.$B14])/[.$B1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MDG-c_13_n3000_m500" calcext:value-type="string">
            <text:p>MDG-c_13_n3000_m5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6];[$Main.D16];[$Main.F16];[$Main.H16];[$Main.J16];[$Main.L16];[$Main.N16];[$Main.P16];[$Main.R16];[$Main.T16])" office:value-type="float" office:value="58130600" calcext:value-type="float">
            <text:p>58130600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58148320" calcext:value-type="float">
            <text:p>58148320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10885.75011451" calcext:value-type="float">
            <text:p>10885,750115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87.3447" calcext:value-type="float">
            <text:p>87,3447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122.63657" calcext:value-type="float">
            <text:p>122,63657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16.0608184911154" calcext:value-type="float">
            <text:p>16,060818</text:p>
          </table:table-cell>
          <table:table-cell table:style-name="ce18" table:content-validation-name="val4" table:formula="of:=IF([.$B15]=0;0;(([.E15]-[.$B15])/[.$B15])*100)" office:value-type="float" office:value="0" calcext:value-type="float">
            <text:p>0</text:p>
          </table:table-cell>
          <table:table-cell table:style-name="ce18" table:content-validation-name="val4" table:formula="of:=IF([.$B15]=0;0;(([.F15]-[.$B15])/[.$B1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MDG-c_14_n3000_m500" calcext:value-type="string">
            <text:p>MDG-c_14_n3000_m5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7];[$Main.D17];[$Main.F17];[$Main.H17];[$Main.J17];[$Main.L17];[$Main.N17];[$Main.P17];[$Main.R17];[$Main.T17])" office:value-type="float" office:value="58136000" calcext:value-type="float">
            <text:p>58136000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58150140" calcext:value-type="float">
            <text:p>58150140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8394.99851101833" calcext:value-type="float">
            <text:p>8394,998511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114.694" calcext:value-type="float">
            <text:p>114,694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139.4002" calcext:value-type="float">
            <text:p>139,4002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20.4181325612527" calcext:value-type="float">
            <text:p>20,418133</text:p>
          </table:table-cell>
          <table:table-cell table:style-name="ce18" table:content-validation-name="val4" table:formula="of:=IF([.$B16]=0;0;(([.E16]-[.$B16])/[.$B16])*100)" office:value-type="float" office:value="0" calcext:value-type="float">
            <text:p>0</text:p>
          </table:table-cell>
          <table:table-cell table:style-name="ce18" table:content-validation-name="val4" table:formula="of:=IF([.$B16]=0;0;(([.F16]-[.$B16])/[.$B1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MDG-c_15_n3000_m500" calcext:value-type="string">
            <text:p>MDG-c_15_n3000_m5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8];[$Main.D18];[$Main.F18];[$Main.H18];[$Main.J18];[$Main.L18];[$Main.N18];[$Main.P18];[$Main.R18];[$Main.T18])" office:value-type="float" office:value="58117200" calcext:value-type="float">
            <text:p>58117200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58138360" calcext:value-type="float">
            <text:p>58138360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12894.5466509422" calcext:value-type="float">
            <text:p>12894,546651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94.0173" calcext:value-type="float">
            <text:p>94,0173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130.43002" calcext:value-type="float">
            <text:p>130,43002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21.0695813888068" calcext:value-type="float">
            <text:p>21,069581</text:p>
          </table:table-cell>
          <table:table-cell table:style-name="ce18" table:content-validation-name="val4" table:formula="of:=IF([.$B17]=0;0;(([.E17]-[.$B17])/[.$B17])*100)" office:value-type="float" office:value="0" calcext:value-type="float">
            <text:p>0</text:p>
          </table:table-cell>
          <table:table-cell table:style-name="ce18" table:content-validation-name="val4" table:formula="of:=IF([.$B17]=0;0;(([.F17]-[.$B17])/[.$B1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MDG-c_16_n3000_m600" calcext:value-type="string">
            <text:p>MDG-c_16_n3000_m6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9];[$Main.D19];[$Main.F19];[$Main.H19];[$Main.J19];[$Main.L19];[$Main.N19];[$Main.P19];[$Main.R19];[$Main.T19])" office:value-type="float" office:value="84569800" calcext:value-type="float">
            <text:p>84569800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84592540" calcext:value-type="float">
            <text:p>84592540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15317.3249767851" calcext:value-type="float">
            <text:p>15317,324977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112.044" calcext:value-type="float">
            <text:p>112,044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139.8856" calcext:value-type="float">
            <text:p>139,8856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18.2417651326717" calcext:value-type="float">
            <text:p>18,241765</text:p>
          </table:table-cell>
          <table:table-cell table:style-name="ce18" table:content-validation-name="val4" table:formula="of:=IF([.$B18]=0;0;(([.E18]-[.$B18])/[.$B18])*100)" office:value-type="float" office:value="0" calcext:value-type="float">
            <text:p>0</text:p>
          </table:table-cell>
          <table:table-cell table:style-name="ce18" table:content-validation-name="val4" table:formula="of:=IF([.$B18]=0;0;(([.F18]-[.$B18])/[.$B1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MDG-c_17_n3000_m600" calcext:value-type="string">
            <text:p>MDG-c_17_n3000_m6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0];[$Main.D20];[$Main.F20];[$Main.H20];[$Main.J20];[$Main.L20];[$Main.N20];[$Main.P20];[$Main.R20];[$Main.T20])" office:value-type="float" office:value="84569300" calcext:value-type="float">
            <text:p>84569300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84600010" calcext:value-type="float">
            <text:p>84600010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24251.8017658253" calcext:value-type="float">
            <text:p>24251,801766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112.863" calcext:value-type="float">
            <text:p>112,863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149.3689" calcext:value-type="float">
            <text:p>149,3689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24.3885685355068" calcext:value-type="float">
            <text:p>24,388569</text:p>
          </table:table-cell>
          <table:table-cell table:style-name="ce18" table:content-validation-name="val4" table:formula="of:=IF([.$B19]=0;0;(([.E19]-[.$B19])/[.$B19])*100)" office:value-type="float" office:value="0" calcext:value-type="float">
            <text:p>0</text:p>
          </table:table-cell>
          <table:table-cell table:style-name="ce18" table:content-validation-name="val4" table:formula="of:=IF([.$B19]=0;0;(([.F19]-[.$B19])/[.$B1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MDG-c_18_n3000_m600" calcext:value-type="string">
            <text:p>MDG-c_18_n3000_m6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1];[$Main.D21];[$Main.F21];[$Main.H21];[$Main.J21];[$Main.L21];[$Main.N21];[$Main.P21];[$Main.R21];[$Main.T21])" office:value-type="float" office:value="84583400" calcext:value-type="float">
            <text:p>84583400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84613030" calcext:value-type="float">
            <text:p>84613030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15870.3812178548" calcext:value-type="float">
            <text:p>15870,381218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146.055" calcext:value-type="float">
            <text:p>146,055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164.2391" calcext:value-type="float">
            <text:p>164,2391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22.3721641850363" calcext:value-type="float">
            <text:p>22,372164</text:p>
          </table:table-cell>
          <table:table-cell table:style-name="ce18" table:content-validation-name="val4" table:formula="of:=IF([.$B20]=0;0;(([.E20]-[.$B20])/[.$B20])*100)" office:value-type="float" office:value="0" calcext:value-type="float">
            <text:p>0</text:p>
          </table:table-cell>
          <table:table-cell table:style-name="ce18" table:content-validation-name="val4" table:formula="of:=IF([.$B20]=0;0;(([.F20]-[.$B20])/[.$B2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MDG-c_19_n3000_m600" calcext:value-type="string">
            <text:p>MDG-c_19_n3000_m6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2];[$Main.D22];[$Main.F22];[$Main.H22];[$Main.J22];[$Main.L22];[$Main.N22];[$Main.P22];[$Main.R22];[$Main.T22])" office:value-type="float" office:value="84585700" calcext:value-type="float">
            <text:p>84585700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84618560" calcext:value-type="float">
            <text:p>84618560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19908.5799482423" calcext:value-type="float">
            <text:p>19908,579948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91.1071" calcext:value-type="float">
            <text:p>91,1071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141.11141" calcext:value-type="float">
            <text:p>141,11141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26.013898075044" calcext:value-type="float">
            <text:p>26,013898</text:p>
          </table:table-cell>
          <table:table-cell table:style-name="ce18" table:content-validation-name="val4" table:formula="of:=IF([.$B21]=0;0;(([.E21]-[.$B21])/[.$B21])*100)" office:value-type="float" office:value="0" calcext:value-type="float">
            <text:p>0</text:p>
          </table:table-cell>
          <table:table-cell table:style-name="ce18" table:content-validation-name="val4" table:formula="of:=IF([.$B21]=0;0;(([.F21]-[.$B21])/[.$B2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MDG-c_20_n3000_m600" calcext:value-type="string">
            <text:p>MDG-c_20_n3000_m6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3];[$Main.D23];[$Main.F23];[$Main.H23];[$Main.J23];[$Main.L23];[$Main.N23];[$Main.P23];[$Main.R23];[$Main.T23])" office:value-type="float" office:value="84597100" calcext:value-type="float">
            <text:p>84597100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84620850" calcext:value-type="float">
            <text:p>84620850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17872.0296677362" calcext:value-type="float">
            <text:p>17872,029668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104.056" calcext:value-type="float">
            <text:p>104,056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135.8774" calcext:value-type="float">
            <text:p>135,8774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19.7803359268183" calcext:value-type="float">
            <text:p>19,780336</text:p>
          </table:table-cell>
          <table:table-cell table:style-name="ce18" table:content-validation-name="val4" table:formula="of:=IF([.$B22]=0;0;(([.E22]-[.$B22])/[.$B22])*100)" office:value-type="float" office:value="0" calcext:value-type="float">
            <text:p>0</text:p>
          </table:table-cell>
          <table:table-cell table:style-name="ce18" table:content-validation-name="val4" table:formula="of:=IF([.$B22]=0;0;(([.F22]-[.$B22])/[.$B2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22])" office:value-type="float" office:value="0" calcext:value-type="float">
            <text:p>0</text:p>
          </table:table-cell>
          <table:table-cell table:style-name="ce16" table:content-validation-name="val4" table:formula="of:=SUM([.D3:.D22])" office:value-type="float" office:value="0" calcext:value-type="float">
            <text:p>0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22])" office:value-type="float" office:value="1996.86" calcext:value-type="float">
            <text:p>1996,86</text:p>
          </table:table-cell>
          <table:table-cell table:style-name="ce16" table:content-validation-name="val4" table:formula="of:=SUM([.I3:.I22])" office:value-type="float" office:value="2578.67024" calcext:value-type="float">
            <text:p>2578,67024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22])" office:value-type="string" office:string-value="" calcext:value-type="error">
            <text:p>#DIV/0!</text:p>
          </table:table-cell>
          <table:table-cell table:style-name="ce16" table:content-validation-name="val4" table:formula="of:=AVERAGE([.C3:.C22])" office:value-type="string" office:string-value="" calcext:value-type="error">
            <text:p>#DIV/0!</text:p>
          </table:table-cell>
          <table:table-cell table:style-name="ce16" table:content-validation-name="val4" table:formula="of:=AVERAGE([.D3:.D22])" office:value-type="string" office:string-value="" calcext:value-type="error">
            <text:p>#DIV/0!</text:p>
          </table:table-cell>
          <table:table-cell table:style-name="ce16" table:content-validation-name="val4" table:formula="of:=AVERAGE([.E3:.E22])" office:value-type="float" office:value="49869375" calcext:value-type="float">
            <text:p>49869375</text:p>
          </table:table-cell>
          <table:table-cell table:style-name="ce16" table:content-validation-name="val4" table:formula="of:=AVERAGE([.F3:.F22])" office:value-type="float" office:value="49893441.5" calcext:value-type="float">
            <text:p>49893441,5</text:p>
          </table:table-cell>
          <table:table-cell table:style-name="ce16" table:content-validation-name="val4" table:formula="of:=AVERAGE([.G3:.G22])" office:value-type="float" office:value="14046.3841721122" calcext:value-type="float">
            <text:p>14046,384172</text:p>
          </table:table-cell>
          <table:table-cell table:style-name="ce16" table:content-validation-name="val4" table:formula="of:=AVERAGE([.H3:.H22])" office:value-type="float" office:value="99.843" calcext:value-type="float">
            <text:p>99,843</text:p>
          </table:table-cell>
          <table:table-cell table:style-name="ce16" table:content-validation-name="val4" table:formula="of:=AVERAGE([.I3:.I22])" office:value-type="float" office:value="128.933512" calcext:value-type="float">
            <text:p>128,933512</text:p>
          </table:table-cell>
          <table:table-cell table:style-name="ce16" table:content-validation-name="val4" table:formula="of:=AVERAGE([.J3:.J22])" office:value-type="float" office:value="18.5242910584387" calcext:value-type="float">
            <text:p>18,524291</text:p>
          </table:table-cell>
          <table:table-cell table:style-name="ce16" table:content-validation-name="val4" table:formula="of:=AVERAGE([.K3:.K22])" office:value-type="float" office:value="0" calcext:value-type="float">
            <text:p>0</text:p>
          </table:table-cell>
          <table:table-cell table:style-name="ce16" table:content-validation-name="val4" table:formula="of:=AVERAGE([.L3:.L22]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79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48:12.4091871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3:50:45.693594847</dc:date>
    <meta:generator>LibreOffice/6.1.5.2$Linux_X86_64 LibreOffice_project/10$Build-2</meta:generator>
    <meta:editing-duration>PT10H52M40S</meta:editing-duration>
    <meta:editing-cycles>123</meta:editing-cycles>
    <meta:document-statistic meta:table-count="3" meta:cell-count="7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